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break-before="page"/>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style:font-name="JetBrains Mono" style:font-weight-complex="bold" fo:color="#CC7832" fo:font-size="10pt" style:font-size-asian="10pt"/>
    </style:style>
    <style:style style:name="T7" style:parent-style-name="Fuentedepárrafopredeter." style:family="text">
      <style:text-properties style:font-name="JetBrains Mono" fo:color="#A9B7C6" fo:font-size="10pt" style:font-size-asian="10pt"/>
    </style:style>
    <style:style style:name="T8" style:parent-style-name="Fuentedepárrafopredeter." style:family="text">
      <style:text-properties style:font-name="JetBrains Mono" fo:color="#9876AA" fo:font-size="10pt" style:font-size-asian="10pt"/>
    </style:style>
    <style:style style:name="T9" style:parent-style-name="Fuentedepárrafopredeter." style:family="text">
      <style:text-properties style:font-name="JetBrains Mono" fo:color="#9876AA" fo:font-size="10pt" style:font-size-asian="10pt"/>
    </style:style>
    <style:style style:name="T10" style:parent-style-name="Fuentedepárrafopredeter." style:family="text">
      <style:text-properties style:font-name="JetBrains Mono" fo:color="#CC7832" fo:font-size="10pt" style:font-size-asian="10pt"/>
    </style:style>
    <style:style style:name="T11" style:parent-style-name="Fuentedepárrafopredeter." style:family="text">
      <style:text-properties style:font-name="JetBrains Mono" fo:color="#CC7832" fo:font-size="10pt" style:font-size-asian="10pt"/>
    </style:style>
    <style:style style:name="T12" style:parent-style-name="Fuentedepárrafopredeter." style:family="text">
      <style:text-properties style:font-name="JetBrains Mono" fo:color="#A9B7C6" fo:font-size="10pt" style:font-size-asian="10pt"/>
    </style:style>
    <style:style style:name="T13" style:parent-style-name="Fuentedepárrafopredeter." style:family="text">
      <style:text-properties style:font-name="JetBrains Mono" fo:color="#9876AA" fo:font-size="10pt" style:font-size-asian="10pt"/>
    </style:style>
    <style:style style:name="T14" style:parent-style-name="Fuentedepárrafopredeter." style:family="text">
      <style:text-properties style:font-name="JetBrains Mono" fo:color="#CC7832" fo:font-size="10pt" style:font-size-asian="10pt"/>
    </style:style>
    <style:style style:name="T15" style:parent-style-name="Fuentedepárrafopredeter." style:family="text">
      <style:text-properties style:font-name="JetBrains Mono" fo:color="#CC7832" fo:font-size="10pt" style:font-size-asian="10pt"/>
    </style:style>
    <style:style style:name="T16" style:parent-style-name="Fuentedepárrafopredeter." style:family="text">
      <style:text-properties style:font-name="JetBrains Mono" fo:color="#FFC66D" fo:font-size="10pt" style:font-size-asian="10pt"/>
    </style:style>
    <style:style style:name="T17" style:parent-style-name="Fuentedepárrafopredeter." style:family="text">
      <style:text-properties style:font-name="JetBrains Mono" fo:color="#A9B7C6" fo:font-size="10pt" style:font-size-asian="10pt"/>
    </style:style>
    <style:style style:name="T18" style:parent-style-name="Fuentedepárrafopredeter." style:family="text">
      <style:text-properties style:font-name="JetBrains Mono" fo:color="#9876AA" fo:font-size="10pt" style:font-size-asian="10pt"/>
    </style:style>
    <style:style style:name="T19" style:parent-style-name="Fuentedepárrafopredeter." style:family="text">
      <style:text-properties style:font-name="JetBrains Mono" fo:color="#A9B7C6" fo:font-size="10pt" style:font-size-asian="10pt"/>
    </style:style>
    <style:style style:name="T20" style:parent-style-name="Fuentedepárrafopredeter." style:family="text">
      <style:text-properties style:font-name="JetBrains Mono" fo:color="#FFC66D" fo:font-size="10pt" style:font-size-asian="10pt"/>
    </style:style>
    <style:style style:name="T21" style:parent-style-name="Fuentedepárrafopredeter." style:family="text">
      <style:text-properties style:font-name="JetBrains Mono" fo:color="#A9B7C6" fo:font-size="10pt" style:font-size-asian="10pt"/>
    </style:style>
    <style:style style:name="T22" style:parent-style-name="Fuentedepárrafopredeter." style:family="text">
      <style:text-properties style:font-name="JetBrains Mono" fo:color="#9876AA" fo:font-size="10pt" style:font-size-asian="10pt"/>
    </style:style>
    <style:style style:name="T23" style:parent-style-name="Fuentedepárrafopredeter." style:family="text">
      <style:text-properties style:font-name="JetBrains Mono" fo:color="#A9B7C6" fo:font-size="10pt" style:font-size-asian="10pt"/>
    </style:style>
    <style:style style:name="T24" style:parent-style-name="Fuentedepárrafopredeter." style:family="text">
      <style:text-properties style:font-name="JetBrains Mono" fo:color="#CC7832" fo:font-size="10pt" style:font-size-asian="10pt"/>
    </style:style>
    <style:style style:name="T25" style:parent-style-name="Fuentedepárrafopredeter." style:family="text">
      <style:text-properties style:font-name="JetBrains Mono" fo:color="#A9B7C6" fo:font-size="10pt" style:font-size-asian="10pt"/>
    </style:style>
    <style:style style:name="T26" style:parent-style-name="Fuentedepárrafopredeter." style:family="text">
      <style:text-properties style:font-name="JetBrains Mono" fo:color="#A9B7C6" fo:font-size="10pt" style:font-size-asian="10pt"/>
    </style:style>
    <style:style style:name="T27" style:parent-style-name="Fuentedepárrafopredeter." style:family="text">
      <style:text-properties style:font-name="JetBrains Mono" fo:color="#CC7832" fo:font-size="10pt" style:font-size-asian="10pt"/>
    </style:style>
    <style:style style:name="T28" style:parent-style-name="Fuentedepárrafopredeter." style:family="text">
      <style:text-properties style:font-name="JetBrains Mono" fo:color="#A9B7C6" fo:font-size="10pt" style:font-size-asian="10pt"/>
    </style:style>
    <style:style style:name="T29" style:parent-style-name="Fuentedepárrafopredeter." style:family="text">
      <style:text-properties style:font-name="JetBrains Mono" fo:color="#CC7832" fo:font-size="10pt" style:font-size-asian="10pt"/>
    </style:style>
    <style:style style:name="T30" style:parent-style-name="Fuentedepárrafopredeter." style:family="text">
      <style:text-properties style:font-name="JetBrains Mono" fo:color="#A9B7C6" fo:font-size="10pt" style:font-size-asian="10pt"/>
    </style:style>
    <style:style style:name="T31" style:parent-style-name="Fuentedepárrafopredeter." style:family="text">
      <style:text-properties style:font-name="JetBrains Mono" fo:color="#9876AA" fo:font-size="10pt" style:font-size-asian="10pt"/>
    </style:style>
    <style:style style:name="T32" style:parent-style-name="Fuentedepárrafopredeter." style:family="text">
      <style:text-properties style:font-name="JetBrains Mono" fo:color="#A9B7C6" fo:font-size="10pt" style:font-size-asian="10pt"/>
    </style:style>
    <style:style style:name="T33" style:parent-style-name="Fuentedepárrafopredeter." style:family="text">
      <style:text-properties style:font-name="JetBrains Mono" fo:color="#9876AA" fo:font-size="10pt" style:font-size-asian="10pt"/>
    </style:style>
    <style:style style:name="T34" style:parent-style-name="Fuentedepárrafopredeter." style:family="text">
      <style:text-properties style:font-name="JetBrains Mono" fo:color="#CC7832" fo:font-size="10pt" style:font-size-asian="10pt"/>
    </style:style>
    <style:style style:name="T35" style:parent-style-name="Fuentedepárrafopredeter." style:family="text">
      <style:text-properties style:font-name="JetBrains Mono" fo:color="#9876AA" fo:font-size="10pt" style:font-size-asian="10pt"/>
    </style:style>
    <style:style style:name="T36" style:parent-style-name="Fuentedepárrafopredeter." style:family="text">
      <style:text-properties style:font-name="JetBrains Mono" fo:color="#A9B7C6" fo:font-size="10pt" style:font-size-asian="10pt"/>
    </style:style>
    <style:style style:name="T37" style:parent-style-name="Fuentedepárrafopredeter." style:family="text">
      <style:text-properties style:font-name="JetBrains Mono" fo:color="#A9B7C6" fo:font-size="10pt" style:font-size-asian="10pt"/>
    </style:style>
    <style:style style:name="T38" style:parent-style-name="Fuentedepárrafopredeter." style:family="text">
      <style:text-properties style:font-name="JetBrains Mono" fo:color="#CC7832" fo:font-size="10pt" style:font-size-asian="10pt"/>
    </style:style>
    <style:style style:name="T39" style:parent-style-name="Fuentedepárrafopredeter." style:family="text">
      <style:text-properties style:font-name="JetBrains Mono" fo:color="#FFC66D" fo:font-size="10pt" style:font-size-asian="10pt"/>
    </style:style>
    <style:style style:name="T40" style:parent-style-name="Fuentedepárrafopredeter." style:family="text">
      <style:text-properties style:font-name="JetBrains Mono" fo:color="#A9B7C6" fo:font-size="10pt" style:font-size-asian="10pt"/>
    </style:style>
    <style:style style:name="T41" style:parent-style-name="Fuentedepárrafopredeter." style:family="text">
      <style:text-properties style:font-name="JetBrains Mono" fo:color="#9876AA" fo:font-size="10pt" style:font-size-asian="10pt"/>
    </style:style>
    <style:style style:name="T42" style:parent-style-name="Fuentedepárrafopredeter." style:family="text">
      <style:text-properties style:font-name="JetBrains Mono" fo:color="#A9B7C6" fo:font-size="10pt" style:font-size-asian="10pt"/>
    </style:style>
    <style:style style:name="T43" style:parent-style-name="Fuentedepárrafopredeter." style:family="text">
      <style:text-properties style:font-name="JetBrains Mono" fo:color="#A9B7C6" fo:font-size="10pt" style:font-size-asian="10pt"/>
    </style:style>
    <style:style style:name="T44" style:parent-style-name="Fuentedepárrafopredeter." style:family="text">
      <style:text-properties style:font-name="JetBrains Mono" fo:color="#CC7832" fo:font-size="10pt" style:font-size-asian="10pt"/>
    </style:style>
    <style:style style:name="T45" style:parent-style-name="Fuentedepárrafopredeter." style:family="text">
      <style:text-properties style:font-name="JetBrains Mono" fo:color="#A9B7C6" fo:font-size="10pt" style:font-size-asian="10pt"/>
    </style:style>
    <style:style style:name="T46" style:parent-style-name="Fuentedepárrafopredeter." style:family="text">
      <style:text-properties style:font-name="JetBrains Mono" fo:color="#A9B7C6" fo:font-size="10pt" style:font-size-asian="10pt"/>
    </style:style>
    <style:style style:name="T47" style:parent-style-name="Fuentedepárrafopredeter." style:family="text">
      <style:text-properties style:font-name="JetBrains Mono" fo:color="#A9B7C6" fo:font-size="10pt" style:font-size-asian="10pt"/>
    </style:style>
    <style:style style:name="T48" style:parent-style-name="Fuentedepárrafopredeter." style:family="text">
      <style:text-properties style:font-name="JetBrains Mono" fo:color="#CC7832" fo:font-size="10pt" style:font-size-asian="10pt"/>
    </style:style>
    <style:style style:name="T49" style:parent-style-name="Fuentedepárrafopredeter." style:family="text">
      <style:text-properties style:font-name="JetBrains Mono" fo:color="#9876AA" fo:font-size="10pt" style:font-size-asian="10pt"/>
    </style:style>
    <style:style style:name="T50" style:parent-style-name="Fuentedepárrafopredeter." style:family="text">
      <style:text-properties style:font-name="JetBrains Mono" fo:color="#A9B7C6" fo:font-size="10pt" style:font-size-asian="10pt"/>
    </style:style>
    <style:style style:name="T51" style:parent-style-name="Fuentedepárrafopredeter." style:family="text">
      <style:text-properties style:font-name="JetBrains Mono" fo:color="#6A8759" fo:font-size="10pt" style:font-size-asian="10pt"/>
    </style:style>
    <style:style style:name="T52" style:parent-style-name="Fuentedepárrafopredeter." style:family="text">
      <style:text-properties style:font-name="JetBrains Mono" fo:color="#CC7832" fo:font-size="10pt" style:font-size-asian="10pt"/>
    </style:style>
    <style:style style:name="T53" style:parent-style-name="Fuentedepárrafopredeter." style:family="text">
      <style:text-properties style:font-name="JetBrains Mono" fo:color="#A9B7C6" fo:font-size="10pt" style:font-size-asian="10pt"/>
    </style:style>
    <style:style style:name="T54" style:parent-style-name="Fuentedepárrafopredeter." style:family="text">
      <style:text-properties style:font-name="JetBrains Mono" fo:color="#9876AA" fo:font-size="10pt" style:font-size-asian="10pt"/>
    </style:style>
    <style:style style:name="T55" style:parent-style-name="Fuentedepárrafopredeter." style:family="text">
      <style:text-properties style:font-name="JetBrains Mono" fo:color="#CC7832" fo:font-size="10pt" style:font-size-asian="10pt"/>
    </style:style>
    <style:style style:name="T56" style:parent-style-name="Fuentedepárrafopredeter." style:family="text">
      <style:text-properties style:font-name="JetBrains Mono" fo:color="#A9B7C6" fo:font-size="10pt" style:font-size-asian="10pt"/>
    </style:style>
    <style:style style:name="P57" style:parent-style-name="Standard" style:family="paragraph">
      <style:paragraph-properties fo:break-before="page"/>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style:style>
    <style:style style:name="T68" style:parent-style-name="Fuentedepárrafopredeter." style:family="text">
      <style:text-properties style:font-name="JetBrains Mono" fo:color="#CC7832" style:font-size-complex="14pt"/>
    </style:style>
    <style:style style:name="T69" style:parent-style-name="Fuentedepárrafopredeter." style:family="text">
      <style:text-properties style:font-name="JetBrains Mono" fo:color="#FFC66D" style:font-size-complex="14pt"/>
    </style:style>
    <style:style style:name="T70" style:parent-style-name="Fuentedepárrafopredeter." style:family="text">
      <style:text-properties style:font-name="JetBrains Mono" fo:color="#A9B7C6" style:font-size-complex="14pt"/>
    </style:style>
    <style:style style:name="T71" style:parent-style-name="Fuentedepárrafopredeter." style:family="text">
      <style:text-properties style:font-name="JetBrains Mono" fo:color="#CC7832" style:font-size-complex="14pt"/>
    </style:style>
    <style:style style:name="T72" style:parent-style-name="Fuentedepárrafopredeter." style:family="text">
      <style:text-properties style:font-name="JetBrains Mono" fo:color="#A9B7C6" style:font-size-complex="14pt"/>
    </style:style>
    <style:style style:name="T73" style:parent-style-name="Fuentedepárrafopredeter." style:family="text">
      <style:text-properties style:font-name="JetBrains Mono" fo:color="#9876AA" style:font-size-complex="14pt"/>
    </style:style>
    <style:style style:name="T74" style:parent-style-name="Fuentedepárrafopredeter." style:family="text">
      <style:text-properties style:font-name="JetBrains Mono" fo:color="#A9B7C6" style:font-size-complex="14pt"/>
    </style:style>
    <style:style style:name="T75" style:parent-style-name="Fuentedepárrafopredeter." style:family="text">
      <style:text-properties style:font-name="JetBrains Mono" fo:color="#CC7832" style:font-size-complex="14pt"/>
    </style:style>
    <style:style style:name="T76" style:parent-style-name="Fuentedepárrafopredeter." style:family="text">
      <style:text-properties style:font-name="JetBrains Mono" fo:color="#FFC66D" style:font-size-complex="14pt"/>
    </style:style>
    <style:style style:name="T77" style:parent-style-name="Fuentedepárrafopredeter." style:family="text">
      <style:text-properties style:font-name="JetBrains Mono" fo:color="#A9B7C6" style:font-size-complex="14pt"/>
    </style:style>
    <style:style style:name="T78" style:parent-style-name="Fuentedepárrafopredeter." style:family="text">
      <style:text-properties style:font-name="JetBrains Mono" fo:color="#9876AA" style:font-size-complex="14pt"/>
    </style:style>
    <style:style style:name="T79" style:parent-style-name="Fuentedepárrafopredeter." style:family="text">
      <style:text-properties style:font-name="JetBrains Mono" fo:color="#A9B7C6" style:font-size-complex="14pt"/>
    </style:style>
    <style:style style:name="T80" style:parent-style-name="Fuentedepárrafopredeter." style:family="text">
      <style:text-properties style:font-name="JetBrains Mono" fo:color="#A9B7C6" style:font-size-complex="14pt"/>
    </style:style>
    <style:style style:name="T81" style:parent-style-name="Fuentedepárrafopredeter." style:family="text">
      <style:text-properties fo:font-size="14pt" style:font-size-asian="14pt" style:font-size-complex="14pt"/>
    </style:style>
    <style:style style:name="T82" style:parent-style-name="Fuentedepárrafopredeter." style:family="text">
      <style:text-properties style:font-name="JetBrains Mono" fo:color="#CC7832" style:font-size-complex="14pt"/>
    </style:style>
    <style:style style:name="T83" style:parent-style-name="Fuentedepárrafopredeter." style:family="text">
      <style:text-properties style:font-name="JetBrains Mono" fo:color="#A9B7C6" style:font-size-complex="14pt"/>
    </style:style>
    <style:style style:name="T84" style:parent-style-name="Fuentedepárrafopredeter." style:family="text">
      <style:text-properties fo:font-size="14pt" style:font-size-asian="14pt" style:font-size-complex="14pt"/>
    </style:style>
    <style:style style:name="T85" style:parent-style-name="Fuentedepárrafopredeter." style:family="text">
      <style:text-properties style:font-name="JetBrains Mono" fo:color="#A9B7C6" style:font-size-complex="14pt"/>
    </style:style>
    <style:style style:name="T86" style:parent-style-name="Fuentedepárrafopredeter." style:family="text">
      <style:text-properties style:font-name="JetBrains Mono" fo:color="#CC7832" style:font-size-complex="14pt"/>
    </style:style>
    <style:style style:name="T87" style:parent-style-name="Fuentedepárrafopredeter." style:family="text">
      <style:text-properties style:font-name="JetBrains Mono" fo:color="#A9B7C6" style:font-size-complex="14pt"/>
    </style:style>
    <style:style style:name="T88" style:parent-style-name="Fuentedepárrafopredeter." style:family="text">
      <style:text-properties style:font-name="JetBrains Mono" fo:color="#CC7832" style:font-size-complex="14pt"/>
    </style:style>
    <style:style style:name="T89" style:parent-style-name="Fuentedepárrafopredeter." style:family="text">
      <style:text-properties style:font-name="JetBrains Mono" fo:color="#A9B7C6" style:font-size-complex="14pt"/>
    </style:style>
    <style:style style:name="T90" style:parent-style-name="Fuentedepárrafopredeter." style:family="text">
      <style:text-properties style:font-name="JetBrains Mono" fo:color="#9876AA" style:font-size-complex="14pt"/>
    </style:style>
    <style:style style:name="T91" style:parent-style-name="Fuentedepárrafopredeter." style:family="text">
      <style:text-properties style:font-name="JetBrains Mono" fo:color="#A9B7C6" style:font-size-complex="14pt"/>
    </style:style>
    <style:style style:name="T92" style:parent-style-name="Fuentedepárrafopredeter." style:family="text">
      <style:text-properties style:font-name="JetBrains Mono" fo:color="#9876AA" style:font-size-complex="14pt"/>
    </style:style>
    <style:style style:name="T93" style:parent-style-name="Fuentedepárrafopredeter." style:family="text">
      <style:text-properties fo:font-size="14pt" style:font-size-asian="14pt" style:font-size-complex="14pt"/>
    </style:style>
    <style:style style:name="T94" style:parent-style-name="Fuentedepárrafopredeter." style:family="text">
      <style:text-properties style:font-name="JetBrains Mono" fo:color="#CC7832" style:font-size-complex="14pt"/>
    </style:style>
    <style:style style:name="T95" style:parent-style-name="Fuentedepárrafopredeter." style:family="text">
      <style:text-properties style:font-name="JetBrains Mono" fo:color="#9876AA" style:font-size-complex="14pt"/>
    </style:style>
    <style:style style:name="T96" style:parent-style-name="Fuentedepárrafopredeter." style:family="text">
      <style:text-properties style:font-name="JetBrains Mono" fo:color="#A9B7C6" style:font-size-complex="14pt"/>
    </style:style>
    <style:style style:name="T97" style:parent-style-name="Fuentedepárrafopredeter." style:family="text">
      <style:text-properties style:font-name="JetBrains Mono" fo:color="#6897BB" style:font-size-complex="14pt"/>
    </style:style>
    <style:style style:name="P98" style:parent-style-name="Standard" style:family="paragraph">
      <style:paragraph-properties fo:break-before="page"/>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T105" style:parent-style-name="Fuentedepárrafopredeter." style:family="text">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T107" style:parent-style-name="Fuentedepárrafopredeter." style:family="text">
      <style:text-properties style:font-name="JetBrains Mono" style:font-weight-complex="bold" fo:color="#CC7832" fo:font-size="10pt" style:font-size-asian="10pt"/>
    </style:style>
    <style:style style:name="T108" style:parent-style-name="Fuentedepárrafopredeter." style:family="text">
      <style:text-properties style:font-name="JetBrains Mono" style:font-weight-complex="bold" fo:color="#A9B7C6" fo:font-size="10pt" style:font-size-asian="10pt"/>
    </style:style>
    <style:style style:name="T109" style:parent-style-name="Fuentedepárrafopredeter." style:family="text">
      <style:text-properties style:font-name="JetBrains Mono" style:font-weight-complex="bold" fo:color="#9876AA" fo:font-size="10pt" style:font-size-asian="10pt"/>
    </style:style>
    <style:style style:name="T110" style:parent-style-name="Fuentedepárrafopredeter." style:family="text">
      <style:text-properties style:font-name="JetBrains Mono" style:font-weight-complex="bold" fo:color="#CC7832" fo:font-size="10pt" style:font-size-asian="10pt"/>
    </style:style>
    <style:style style:name="T111" style:parent-style-name="Fuentedepárrafopredeter." style:family="text">
      <style:text-properties style:font-name="JetBrains Mono" style:font-weight-complex="bold" fo:color="#A9B7C6" fo:font-size="10pt" style:font-size-asian="10pt"/>
    </style:style>
    <style:style style:name="T112" style:parent-style-name="Fuentedepárrafopredeter." style:family="text">
      <style:text-properties style:font-name="JetBrains Mono" style:font-weight-complex="bold" fo:color="#9876AA" fo:font-size="10pt" style:font-size-asian="10pt"/>
    </style:style>
    <style:style style:name="T113" style:parent-style-name="Fuentedepárrafopredeter." style:family="text">
      <style:text-properties style:font-name="JetBrains Mono" style:font-weight-complex="bold" fo:color="#CC7832" fo:font-size="10pt" style:font-size-asian="10pt"/>
    </style:style>
    <style:style style:name="T114" style:parent-style-name="Fuentedepárrafopredeter." style:family="text">
      <style:text-properties style:font-name="JetBrains Mono" style:font-weight-complex="bold" fo:color="#FFC66D" fo:font-size="10pt" style:font-size-asian="10pt"/>
    </style:style>
    <style:style style:name="T115" style:parent-style-name="Fuentedepárrafopredeter." style:family="text">
      <style:text-properties style:font-name="JetBrains Mono" style:font-weight-complex="bold" fo:color="#A9B7C6" fo:font-size="10pt" style:font-size-asian="10pt"/>
    </style:style>
    <style:style style:name="T116" style:parent-style-name="Fuentedepárrafopredeter." style:family="text">
      <style:text-properties style:font-name="JetBrains Mono" style:font-weight-complex="bold" fo:color="#9876AA" fo:font-size="10pt" style:font-size-asian="10pt"/>
    </style:style>
    <style:style style:name="T117" style:parent-style-name="Fuentedepárrafopredeter." style:family="text">
      <style:text-properties style:font-name="JetBrains Mono" style:font-weight-complex="bold" fo:color="#A9B7C6" fo:font-size="10pt" style:font-size-asian="10pt"/>
    </style:style>
    <style:style style:name="T118" style:parent-style-name="Fuentedepárrafopredeter." style:family="text">
      <style:text-properties fo:font-weight="bold" style:font-weight-asian="bold" style:font-weight-complex="bold"/>
    </style:style>
    <style:style style:name="T119" style:parent-style-name="Fuentedepárrafopredeter." style:family="text">
      <style:text-properties style:font-name="JetBrains Mono" style:font-weight-complex="bold" fo:color="#CC7832" fo:font-size="10pt" style:font-size-asian="10pt"/>
    </style:style>
    <style:style style:name="T120" style:parent-style-name="Fuentedepárrafopredeter." style:family="text">
      <style:text-properties style:font-name="JetBrains Mono" style:font-weight-complex="bold" fo:color="#A9B7C6" fo:font-size="10pt" style:font-size-asian="10pt"/>
    </style:style>
    <style:style style:name="T121" style:parent-style-name="Fuentedepárrafopredeter." style:family="text">
      <style:text-properties fo:font-weight="bold" style:font-weight-asian="bold" style:font-weight-complex="bold"/>
    </style:style>
    <style:style style:name="T122" style:parent-style-name="Fuentedepárrafopredeter." style:family="text">
      <style:text-properties style:font-name="JetBrains Mono" style:font-weight-complex="bold" fo:color="#A9B7C6" fo:font-size="10pt" style:font-size-asian="10pt"/>
    </style:style>
    <style:style style:name="T123" style:parent-style-name="Fuentedepárrafopredeter." style:family="text">
      <style:text-properties style:font-name="JetBrains Mono" style:font-weight-complex="bold" fo:color="#CC7832" fo:font-size="10pt" style:font-size-asian="10pt"/>
    </style:style>
    <style:style style:name="T124" style:parent-style-name="Fuentedepárrafopredeter." style:family="text">
      <style:text-properties style:font-name="JetBrains Mono" style:font-weight-complex="bold" fo:color="#A9B7C6" fo:font-size="10pt" style:font-size-asian="10pt"/>
    </style:style>
    <style:style style:name="T125" style:parent-style-name="Fuentedepárrafopredeter." style:family="text">
      <style:text-properties style:font-name="JetBrains Mono" style:font-weight-complex="bold" fo:color="#CC7832" fo:font-size="10pt" style:font-size-asian="10pt"/>
    </style:style>
    <style:style style:name="T126" style:parent-style-name="Fuentedepárrafopredeter." style:family="text">
      <style:text-properties style:font-name="JetBrains Mono" style:font-weight-complex="bold" fo:color="#A9B7C6" fo:font-size="10pt" style:font-size-asian="10pt"/>
    </style:style>
    <style:style style:name="T127" style:parent-style-name="Fuentedepárrafopredeter." style:family="text">
      <style:text-properties style:font-name="JetBrains Mono" style:font-weight-complex="bold" fo:color="#9876AA" fo:font-size="10pt" style:font-size-asian="10pt"/>
    </style:style>
    <style:style style:name="T128" style:parent-style-name="Fuentedepárrafopredeter." style:family="text">
      <style:text-properties style:font-name="JetBrains Mono" style:font-weight-complex="bold" fo:color="#A9B7C6" fo:font-size="10pt" style:font-size-asian="10pt"/>
    </style:style>
    <style:style style:name="T129" style:parent-style-name="Fuentedepárrafopredeter." style:family="text">
      <style:text-properties style:font-name="JetBrains Mono" style:font-weight-complex="bold" fo:color="#9876AA" fo:font-size="10pt" style:font-size-asian="10pt"/>
    </style:style>
    <style:style style:name="T130" style:parent-style-name="Fuentedepárrafopredeter." style:family="text">
      <style:text-properties fo:font-weight="bold" style:font-weight-asian="bold" style:font-weight-complex="bold"/>
    </style:style>
    <style:style style:name="T131" style:parent-style-name="Fuentedepárrafopredeter." style:family="text">
      <style:text-properties style:font-name="JetBrains Mono" style:font-weight-complex="bold" fo:color="#CC7832" fo:font-size="10pt" style:font-size-asian="10pt"/>
    </style:style>
    <style:style style:name="T132" style:parent-style-name="Fuentedepárrafopredeter." style:family="text">
      <style:text-properties style:font-name="JetBrains Mono" style:font-weight-complex="bold" fo:color="#A9B7C6" fo:font-size="10pt" style:font-size-asian="10pt"/>
    </style:style>
    <style:style style:name="T133" style:parent-style-name="Fuentedepárrafopredeter." style:family="text">
      <style:text-properties style:font-name="JetBrains Mono" style:font-weight-complex="bold" fo:color="#9876AA" fo:font-size="10pt" style:font-size-asian="10pt"/>
    </style:style>
    <style:style style:name="T134" style:parent-style-name="Fuentedepárrafopredeter." style:family="text">
      <style:text-properties style:font-name="JetBrains Mono" style:font-weight-complex="bold" fo:color="#A9B7C6" fo:font-size="10pt" style:font-size-asian="10pt"/>
    </style:style>
    <style:style style:name="T135" style:parent-style-name="Fuentedepárrafopredeter." style:family="text">
      <style:text-properties style:font-name="JetBrains Mono" style:font-weight-complex="bold" fo:color="#6A8759" fo:font-size="10pt" style:font-size-asian="10pt"/>
    </style:style>
    <style:style style:name="T136" style:parent-style-name="Fuentedepárrafopredeter." style:family="text">
      <style:text-properties fo:font-weight="bold" style:font-weight-asian="bold" style:font-weight-complex="bold"/>
    </style:style>
    <style:style style:name="T137" style:parent-style-name="Fuentedepárrafopredeter." style:family="text">
      <style:text-properties style:font-name="JetBrains Mono" style:font-weight-complex="bold" fo:color="#CC7832" fo:font-size="10pt" style:font-size-asian="10pt"/>
    </style:style>
    <style:style style:name="T138" style:parent-style-name="Fuentedepárrafopredeter." style:family="text">
      <style:text-properties style:font-name="JetBrains Mono" style:font-weight-complex="bold" fo:color="#A9B7C6" fo:font-size="10pt" style:font-size-asian="10pt"/>
    </style:style>
    <style:style style:name="T139" style:parent-style-name="Fuentedepárrafopredeter." style:family="text">
      <style:text-properties style:font-name="JetBrains Mono" style:font-weight-complex="bold" fo:color="#9876AA" fo:font-size="10pt" style:font-size-asian="10pt"/>
    </style:style>
    <style:style style:name="T140" style:parent-style-name="Fuentedepárrafopredeter." style:family="text">
      <style:text-properties fo:font-weight="bold" style:font-weight-asian="bold" style:font-weight-complex="bold"/>
    </style:style>
    <style:style style:name="T141" style:parent-style-name="Fuentedepárrafopredeter." style:family="text">
      <style:text-properties style:font-name="JetBrains Mono" style:font-weight-complex="bold" fo:color="#CC7832" fo:font-size="10pt" style:font-size-asian="10pt"/>
    </style:style>
    <style:style style:name="T142" style:parent-style-name="Fuentedepárrafopredeter." style:family="text">
      <style:text-properties style:font-name="JetBrains Mono" style:font-weight-complex="bold" fo:color="#A9B7C6" fo:font-size="10pt" style:font-size-asian="10pt"/>
    </style:style>
    <style:style style:name="T143" style:parent-style-name="Fuentedepárrafopredeter." style:family="text">
      <style:text-properties style:font-name="JetBrains Mono" style:font-weight-complex="bold" fo:color="#6897BB" fo:font-size="10pt" style:font-size-asian="10pt"/>
    </style:style>
    <style:style style:name="P144" style:parent-style-name="Standard" style:family="paragraph">
      <style:text-properties fo:font-weight="bold" style:font-weight-asian="bold" style:font-weight-complex="bold"/>
    </style:style>
    <style:style style:name="T145" style:parent-style-name="Fuentedepárrafopredeter." style:family="text">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P148" style:parent-style-name="Standard" style:family="paragraph">
      <style:paragraph-properties fo:break-before="page"/>
      <style:text-properties fo:font-weight="bold" style:font-weight-asian="bold" style:font-weight-complex="bold"/>
    </style:style>
    <style:style style:name="T149" style:parent-style-name="Fuentedepárrafopredeter." style:family="text">
      <style:text-properties fo:font-weight="bold" style:font-weight-asian="bold" style:font-weight-complex="bold"/>
    </style:style>
    <style:style style:name="T150" style:parent-style-name="Fuentedepárrafopredeter." style:family="text">
      <style:text-properties fo:font-weight="bold" style:font-weight-asian="bold" style:font-weight-complex="bold"/>
    </style:style>
    <style:style style:name="T151" style:parent-style-name="Fuentedepárrafopredeter." style:family="text">
      <style:text-properties fo:font-weight="bold" style:font-weight-asian="bold" style:font-weight-complex="bold"/>
    </style:style>
    <style:style style:name="T152" style:parent-style-name="Fuentedepárrafopredeter." style:family="text">
      <style:text-properties fo:font-weight="bold" style:font-weight-asian="bold" style:font-weight-complex="bold"/>
    </style:style>
    <style:style style:name="T153" style:parent-style-name="Fuentedepárrafopredeter." style:family="text">
      <style:text-properties fo:font-weight="bold" style:font-weight-asian="bold" style:font-weight-complex="bold"/>
    </style:style>
    <style:style style:name="T154" style:parent-style-name="Fuentedepárrafopredeter." style:family="text">
      <style:text-properties fo:font-weight="bold" style:font-weight-asian="bold" style:font-weight-complex="bold"/>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style:style>
    <style:style style:name="T157" style:parent-style-name="Fuentedepárrafopredeter." style:family="text">
      <style:text-properties fo:font-weight="bold" style:font-weight-asian="bold" style:font-weight-complex="bold"/>
    </style:style>
    <style:style style:name="T158" style:parent-style-name="Fuentedepárrafopredeter." style:family="text">
      <style:text-properties style:font-name="JetBrains Mono" style:font-weight-complex="bold" fo:color="#CC7832" fo:font-size="10pt" style:font-size-asian="10pt"/>
    </style:style>
    <style:style style:name="T159" style:parent-style-name="Fuentedepárrafopredeter." style:family="text">
      <style:text-properties style:font-name="JetBrains Mono" style:font-weight-complex="bold" fo:color="#A9B7C6" fo:font-size="10pt" style:font-size-asian="10pt"/>
    </style:style>
    <style:style style:name="T160" style:parent-style-name="Fuentedepárrafopredeter." style:family="text">
      <style:text-properties style:font-name="JetBrains Mono" style:font-weight-complex="bold" fo:color="#9876AA" fo:font-size="10pt" style:font-size-asian="10pt"/>
    </style:style>
    <style:style style:name="T161" style:parent-style-name="Fuentedepárrafopredeter." style:family="text">
      <style:text-properties style:font-name="JetBrains Mono" style:font-weight-complex="bold" fo:color="#CC7832" fo:font-size="10pt" style:font-size-asian="10pt"/>
    </style:style>
    <style:style style:name="T162" style:parent-style-name="Fuentedepárrafopredeter." style:family="text">
      <style:text-properties style:font-name="JetBrains Mono" style:font-weight-complex="bold" fo:color="#A9B7C6" fo:font-size="10pt" style:font-size-asian="10pt"/>
    </style:style>
    <style:style style:name="T163" style:parent-style-name="Fuentedepárrafopredeter." style:family="text">
      <style:text-properties style:font-name="JetBrains Mono" style:font-weight-complex="bold" fo:color="#9876AA" fo:font-size="10pt" style:font-size-asian="10pt"/>
    </style:style>
    <style:style style:name="T164" style:parent-style-name="Fuentedepárrafopredeter." style:family="text">
      <style:text-properties style:font-name="JetBrains Mono" style:font-weight-complex="bold" fo:color="#CC7832" fo:font-size="10pt" style:font-size-asian="10pt"/>
    </style:style>
    <style:style style:name="T165" style:parent-style-name="Fuentedepárrafopredeter." style:family="text">
      <style:text-properties style:font-name="JetBrains Mono" style:font-weight-complex="bold" fo:color="#A9B7C6" fo:font-size="10pt" style:font-size-asian="10pt"/>
    </style:style>
    <style:style style:name="T166" style:parent-style-name="Fuentedepárrafopredeter." style:family="text">
      <style:text-properties style:font-name="JetBrains Mono" style:font-weight-complex="bold" fo:color="#9876AA" fo:font-size="10pt" style:font-size-asian="10pt"/>
    </style:style>
    <style:style style:name="T167" style:parent-style-name="Fuentedepárrafopredeter." style:family="text">
      <style:text-properties style:font-name="JetBrains Mono" style:font-weight-complex="bold" fo:color="#CC7832" fo:font-size="10pt" style:font-size-asian="10pt"/>
    </style:style>
    <style:style style:name="T168" style:parent-style-name="Fuentedepárrafopredeter." style:family="text">
      <style:text-properties style:font-name="JetBrains Mono" style:font-weight-complex="bold" fo:color="#FFC66D" fo:font-size="10pt" style:font-size-asian="10pt"/>
    </style:style>
    <style:style style:name="T169" style:parent-style-name="Fuentedepárrafopredeter." style:family="text">
      <style:text-properties style:font-name="JetBrains Mono" style:font-weight-complex="bold" fo:color="#A9B7C6" fo:font-size="10pt" style:font-size-asian="10pt"/>
    </style:style>
    <style:style style:name="T170" style:parent-style-name="Fuentedepárrafopredeter." style:family="text">
      <style:text-properties style:font-name="JetBrains Mono" style:font-weight-complex="bold" fo:color="#9876AA" fo:font-size="10pt" style:font-size-asian="10pt"/>
    </style:style>
    <style:style style:name="T171" style:parent-style-name="Fuentedepárrafopredeter." style:family="text">
      <style:text-properties style:font-name="JetBrains Mono" style:font-weight-complex="bold" fo:color="#A9B7C6" fo:font-size="10pt" style:font-size-asian="10pt"/>
    </style:style>
    <style:style style:name="T172" style:parent-style-name="Fuentedepárrafopredeter." style:family="text">
      <style:text-properties fo:font-weight="bold" style:font-weight-asian="bold" style:font-weight-complex="bold"/>
    </style:style>
    <style:style style:name="T173" style:parent-style-name="Fuentedepárrafopredeter." style:family="text">
      <style:text-properties style:font-name="JetBrains Mono" style:font-weight-complex="bold" fo:color="#CC7832" fo:font-size="10pt" style:font-size-asian="10pt"/>
    </style:style>
    <style:style style:name="T174" style:parent-style-name="Fuentedepárrafopredeter." style:family="text">
      <style:text-properties style:font-name="JetBrains Mono" style:font-weight-complex="bold" fo:color="#A9B7C6" fo:font-size="10pt" style:font-size-asian="10pt"/>
    </style:style>
    <style:style style:name="T175" style:parent-style-name="Fuentedepárrafopredeter." style:family="text">
      <style:text-properties fo:font-weight="bold" style:font-weight-asian="bold" style:font-weight-complex="bold"/>
    </style:style>
    <style:style style:name="T176" style:parent-style-name="Fuentedepárrafopredeter." style:family="text">
      <style:text-properties style:font-name="JetBrains Mono" style:font-weight-complex="bold" fo:color="#A9B7C6" fo:font-size="10pt" style:font-size-asian="10pt"/>
    </style:style>
    <style:style style:name="T177" style:parent-style-name="Fuentedepárrafopredeter." style:family="text">
      <style:text-properties style:font-name="JetBrains Mono" style:font-weight-complex="bold" fo:color="#A9B7C6" fo:font-size="10pt" style:font-size-asian="10pt"/>
    </style:style>
    <style:style style:name="T178" style:parent-style-name="Fuentedepárrafopredeter." style:family="text">
      <style:text-properties style:font-name="JetBrains Mono" style:font-weight-complex="bold" fo:color="#CC7832" fo:font-size="10pt" style:font-size-asian="10pt"/>
    </style:style>
    <style:style style:name="T179" style:parent-style-name="Fuentedepárrafopredeter." style:family="text">
      <style:text-properties style:font-name="JetBrains Mono" style:font-weight-complex="bold" fo:color="#A9B7C6" fo:font-size="10pt" style:font-size-asian="10pt"/>
    </style:style>
    <style:style style:name="T180" style:parent-style-name="Fuentedepárrafopredeter." style:family="text">
      <style:text-properties style:font-name="JetBrains Mono" style:font-weight-complex="bold" fo:color="#CC7832" fo:font-size="10pt" style:font-size-asian="10pt"/>
    </style:style>
    <style:style style:name="T181" style:parent-style-name="Fuentedepárrafopredeter." style:family="text">
      <style:text-properties style:font-name="JetBrains Mono" style:font-weight-complex="bold" fo:color="#A9B7C6" fo:font-size="10pt" style:font-size-asian="10pt"/>
    </style:style>
    <style:style style:name="T182" style:parent-style-name="Fuentedepárrafopredeter." style:family="text">
      <style:text-properties style:font-name="JetBrains Mono" style:font-weight-complex="bold" fo:color="#9876AA" fo:font-size="10pt" style:font-size-asian="10pt"/>
    </style:style>
    <style:style style:name="T183" style:parent-style-name="Fuentedepárrafopredeter." style:family="text">
      <style:text-properties style:font-name="JetBrains Mono" style:font-weight-complex="bold" fo:color="#A9B7C6" fo:font-size="10pt" style:font-size-asian="10pt"/>
    </style:style>
    <style:style style:name="T184" style:parent-style-name="Fuentedepárrafopredeter." style:family="text">
      <style:text-properties style:font-name="JetBrains Mono" style:font-weight-complex="bold" fo:color="#9876AA" fo:font-size="10pt" style:font-size-asian="10pt"/>
    </style:style>
    <style:style style:name="T185" style:parent-style-name="Fuentedepárrafopredeter." style:family="text">
      <style:text-properties fo:font-weight="bold" style:font-weight-asian="bold" style:font-weight-complex="bold"/>
    </style:style>
    <style:style style:name="T186" style:parent-style-name="Fuentedepárrafopredeter." style:family="text">
      <style:text-properties style:font-name="JetBrains Mono" style:font-weight-complex="bold" fo:color="#9876AA" fo:font-size="10pt" style:font-size-asian="10pt"/>
    </style:style>
    <style:style style:name="T187" style:parent-style-name="Fuentedepárrafopredeter." style:family="text">
      <style:text-properties style:font-name="JetBrains Mono" style:font-weight-complex="bold" fo:color="#CC7832" fo:font-size="10pt" style:font-size-asian="10pt"/>
    </style:style>
    <style:style style:name="T188" style:parent-style-name="Fuentedepárrafopredeter." style:family="text">
      <style:text-properties style:font-name="JetBrains Mono" style:font-weight-complex="bold" fo:color="#A9B7C6" fo:font-size="10pt" style:font-size-asian="10pt"/>
    </style:style>
    <style:style style:name="T189" style:parent-style-name="Fuentedepárrafopredeter." style:family="text">
      <style:text-properties style:font-name="JetBrains Mono" style:font-weight-complex="bold" fo:color="#CC7832" fo:font-size="10pt" style:font-size-asian="10pt"/>
    </style:style>
    <style:style style:name="T190" style:parent-style-name="Fuentedepárrafopredeter." style:family="text">
      <style:text-properties style:font-name="JetBrains Mono" style:font-weight-complex="bold" fo:color="#A9B7C6" fo:font-size="10pt" style:font-size-asian="10pt"/>
    </style:style>
    <style:style style:name="T191" style:parent-style-name="Fuentedepárrafopredeter." style:family="text">
      <style:text-properties style:font-name="JetBrains Mono" style:font-weight-complex="bold" fo:color="#9876AA" fo:font-size="10pt" style:font-size-asian="10pt"/>
    </style:style>
    <style:style style:name="T192" style:parent-style-name="Fuentedepárrafopredeter." style:family="text">
      <style:text-properties style:font-name="JetBrains Mono" style:font-weight-complex="bold" fo:color="#A9B7C6" fo:font-size="10pt" style:font-size-asian="10pt"/>
    </style:style>
    <style:style style:name="T193" style:parent-style-name="Fuentedepárrafopredeter." style:family="text">
      <style:text-properties style:font-name="JetBrains Mono" style:font-weight-complex="bold" fo:color="#9876AA" fo:font-size="10pt" style:font-size-asian="10pt"/>
    </style:style>
    <style:style style:name="T194" style:parent-style-name="Fuentedepárrafopredeter." style:family="text">
      <style:text-properties fo:font-weight="bold" style:font-weight-asian="bold" style:font-weight-complex="bold"/>
    </style:style>
    <style:style style:name="T195" style:parent-style-name="Fuentedepárrafopredeter." style:family="text">
      <style:text-properties style:font-name="JetBrains Mono" style:font-weight-complex="bold" fo:color="#9876AA" fo:font-size="10pt" style:font-size-asian="10pt"/>
    </style:style>
    <style:style style:name="T196" style:parent-style-name="Fuentedepárrafopredeter." style:family="text">
      <style:text-properties style:font-name="JetBrains Mono" style:font-weight-complex="bold" fo:color="#CC7832" fo:font-size="10pt" style:font-size-asian="10pt"/>
    </style:style>
    <style:style style:name="T197" style:parent-style-name="Fuentedepárrafopredeter." style:family="text">
      <style:text-properties style:font-name="JetBrains Mono" style:font-weight-complex="bold" fo:color="#A9B7C6" fo:font-size="10pt" style:font-size-asian="10pt"/>
    </style:style>
    <style:style style:name="T198" style:parent-style-name="Fuentedepárrafopredeter." style:family="text">
      <style:text-properties style:font-name="JetBrains Mono" style:font-weight-complex="bold" fo:color="#CC7832" fo:font-size="10pt" style:font-size-asian="10pt"/>
    </style:style>
    <style:style style:name="T199" style:parent-style-name="Fuentedepárrafopredeter." style:family="text">
      <style:text-properties style:font-name="JetBrains Mono" style:font-weight-complex="bold" fo:color="#A9B7C6" fo:font-size="10pt" style:font-size-asian="10pt"/>
    </style:style>
    <style:style style:name="T200" style:parent-style-name="Fuentedepárrafopredeter." style:family="text">
      <style:text-properties style:font-name="JetBrains Mono" style:font-weight-complex="bold" fo:color="#9876AA" fo:font-size="10pt" style:font-size-asian="10pt"/>
    </style:style>
    <style:style style:name="T201" style:parent-style-name="Fuentedepárrafopredeter." style:family="text">
      <style:text-properties style:font-name="JetBrains Mono" style:font-weight-complex="bold" fo:color="#A9B7C6" fo:font-size="10pt" style:font-size-asian="10pt"/>
    </style:style>
    <style:style style:name="T202" style:parent-style-name="Fuentedepárrafopredeter." style:family="text">
      <style:text-properties style:font-name="JetBrains Mono" style:font-weight-complex="bold" fo:color="#9876AA" fo:font-size="10pt" style:font-size-asian="10pt"/>
    </style:style>
    <style:style style:name="T203" style:parent-style-name="Fuentedepárrafopredeter." style:family="text">
      <style:text-properties fo:font-weight="bold" style:font-weight-asian="bold" style:font-weight-complex="bold"/>
    </style:style>
    <style:style style:name="T204" style:parent-style-name="Fuentedepárrafopredeter." style:family="text">
      <style:text-properties style:font-name="JetBrains Mono" style:font-weight-complex="bold" fo:color="#CC7832" fo:font-size="10pt" style:font-size-asian="10pt"/>
    </style:style>
    <style:style style:name="T205" style:parent-style-name="Fuentedepárrafopredeter." style:family="text">
      <style:text-properties style:font-name="JetBrains Mono" style:font-weight-complex="bold" fo:color="#A9B7C6" fo:font-size="10pt" style:font-size-asian="10pt"/>
    </style:style>
    <style:style style:name="T206" style:parent-style-name="Fuentedepárrafopredeter." style:family="text">
      <style:text-properties style:font-name="JetBrains Mono" style:font-weight-complex="bold" fo:color="#9876AA" fo:font-size="10pt" style:font-size-asian="10pt"/>
    </style:style>
    <style:style style:name="T207" style:parent-style-name="Fuentedepárrafopredeter." style:family="text">
      <style:text-properties style:font-name="JetBrains Mono" style:font-weight-complex="bold" fo:color="#CC7832" fo:font-size="10pt" style:font-size-asian="10pt"/>
    </style:style>
    <style:style style:name="T208" style:parent-style-name="Fuentedepárrafopredeter." style:family="text">
      <style:text-properties style:font-name="JetBrains Mono" style:font-weight-complex="bold" fo:color="#6A8759" fo:font-size="10pt" style:font-size-asian="10pt"/>
    </style:style>
    <style:style style:name="T209" style:parent-style-name="Fuentedepárrafopredeter." style:family="text">
      <style:text-properties fo:font-weight="bold" style:font-weight-asian="bold" style:font-weight-complex="bold"/>
    </style:style>
    <style:style style:name="T210" style:parent-style-name="Fuentedepárrafopredeter." style:family="text">
      <style:text-properties style:font-name="JetBrains Mono" style:font-weight-complex="bold" fo:color="#6A8759" fo:font-size="10pt" style:font-size-asian="10pt"/>
    </style:style>
    <style:style style:name="T211" style:parent-style-name="Fuentedepárrafopredeter." style:family="text">
      <style:text-properties style:font-name="JetBrains Mono" style:font-weight-complex="bold" fo:color="#CC7832" fo:font-size="10pt" style:font-size-asian="10pt"/>
    </style:style>
    <style:style style:name="T212" style:parent-style-name="Fuentedepárrafopredeter." style:family="text">
      <style:text-properties style:font-name="JetBrains Mono" style:font-weight-complex="bold" fo:color="#A9B7C6" fo:font-size="10pt" style:font-size-asian="10pt"/>
    </style:style>
    <style:style style:name="T213" style:parent-style-name="Fuentedepárrafopredeter." style:family="text">
      <style:text-properties style:font-name="JetBrains Mono" style:font-weight-complex="bold" fo:color="#9876AA" fo:font-size="10pt" style:font-size-asian="10pt"/>
    </style:style>
    <style:style style:name="T214" style:parent-style-name="Fuentedepárrafopredeter." style:family="text">
      <style:text-properties style:font-name="JetBrains Mono" style:font-weight-complex="bold" fo:color="#CC7832" fo:font-size="10pt" style:font-size-asian="10pt"/>
    </style:style>
    <style:style style:name="T215" style:parent-style-name="Fuentedepárrafopredeter." style:family="text">
      <style:text-properties style:font-name="JetBrains Mono" style:font-weight-complex="bold" fo:color="#6A8759" fo:font-size="10pt" style:font-size-asian="10pt"/>
    </style:style>
    <style:style style:name="T216" style:parent-style-name="Fuentedepárrafopredeter." style:family="text">
      <style:text-properties fo:font-weight="bold" style:font-weight-asian="bold" style:font-weight-complex="bold"/>
    </style:style>
    <style:style style:name="T217" style:parent-style-name="Fuentedepárrafopredeter." style:family="text">
      <style:text-properties style:font-name="JetBrains Mono" style:font-weight-complex="bold" fo:color="#CC7832" fo:font-size="10pt" style:font-size-asian="10pt"/>
    </style:style>
    <style:style style:name="T218" style:parent-style-name="Fuentedepárrafopredeter." style:family="text">
      <style:text-properties style:font-name="JetBrains Mono" style:font-weight-complex="bold" fo:color="#A9B7C6" fo:font-size="10pt" style:font-size-asian="10pt"/>
    </style:style>
    <style:style style:name="T219" style:parent-style-name="Fuentedepárrafopredeter." style:family="text">
      <style:text-properties style:font-name="JetBrains Mono" style:font-weight-complex="bold" fo:color="#9876AA" fo:font-size="10pt" style:font-size-asian="10pt"/>
    </style:style>
    <style:style style:name="T220" style:parent-style-name="Fuentedepárrafopredeter." style:family="text">
      <style:text-properties fo:font-weight="bold" style:font-weight-asian="bold" style:font-weight-complex="bold"/>
    </style:style>
    <style:style style:name="T221" style:parent-style-name="Fuentedepárrafopredeter." style:family="text">
      <style:text-properties style:font-name="JetBrains Mono" style:font-weight-complex="bold" fo:color="#CC7832" fo:font-size="10pt" style:font-size-asian="10pt"/>
    </style:style>
    <style:style style:name="T222" style:parent-style-name="Fuentedepárrafopredeter." style:family="text">
      <style:text-properties style:font-name="JetBrains Mono" style:font-weight-complex="bold" fo:color="#A9B7C6" fo:font-size="10pt" style:font-size-asian="10pt"/>
    </style:style>
    <style:style style:name="T223" style:parent-style-name="Fuentedepárrafopredeter." style:family="text">
      <style:text-properties style:font-name="JetBrains Mono" style:font-weight-complex="bold" fo:color="#CC7832" fo:font-size="10pt" style:font-size-asian="10pt"/>
    </style:style>
    <style:style style:name="P224" style:parent-style-name="Standard" style:family="paragraph">
      <style:paragraph-properties fo:break-before="page"/>
      <style:text-properties fo:font-weight="bold" style:font-weight-asian="bold" style:font-weight-complex="bold"/>
    </style:style>
    <style:style style:name="P225" style:parent-style-name="Standard" style:family="paragraph">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fo:font-weight="bold" style:font-weight-asian="bold"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P230" style:parent-style-name="Standard" style:family="paragraph">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T233" style:parent-style-name="Fuentedepárrafopredeter." style:family="text">
      <style:text-properties style:font-name="JetBrains Mono" fo:color="#CC7832" fo:font-size="10pt" style:font-size-asian="10pt"/>
    </style:style>
    <style:style style:name="T234" style:parent-style-name="Fuentedepárrafopredeter." style:family="text">
      <style:text-properties style:font-name="JetBrains Mono" fo:color="#A9B7C6" fo:font-size="10pt" style:font-size-asian="10pt"/>
    </style:style>
    <style:style style:name="T235" style:parent-style-name="Fuentedepárrafopredeter." style:family="text">
      <style:text-properties style:font-name="JetBrains Mono" fo:color="#CC7832" fo:font-size="10pt" style:font-size-asian="10pt"/>
    </style:style>
    <style:style style:name="T236" style:parent-style-name="Fuentedepárrafopredeter." style:family="text">
      <style:text-properties style:font-name="JetBrains Mono" fo:color="#9876AA" fo:font-size="10pt" style:font-size-asian="10pt"/>
    </style:style>
    <style:style style:name="T237" style:parent-style-name="Fuentedepárrafopredeter." style:family="text">
      <style:text-properties style:font-name="JetBrains Mono" fo:color="#A9B7C6" fo:font-size="10pt" style:font-size-asian="10pt"/>
    </style:style>
    <style:style style:name="T238" style:parent-style-name="Fuentedepárrafopredeter." style:family="text">
      <style:text-properties style:font-name="JetBrains Mono" fo:color="#9876AA" fo:font-size="10pt" style:font-size-asian="10pt"/>
    </style:style>
    <style:style style:name="T239" style:parent-style-name="Fuentedepárrafopredeter." style:family="text">
      <style:text-properties style:font-name="JetBrains Mono" fo:color="#A9B7C6" fo:font-size="10pt" style:font-size-asian="10pt"/>
    </style:style>
    <style:style style:name="T240" style:parent-style-name="Fuentedepárrafopredeter." style:family="text">
      <style:text-properties style:font-name="JetBrains Mono" fo:color="#6897BB" fo:font-size="10pt" style:font-size-asian="10pt"/>
    </style:style>
    <style:style style:name="T241" style:parent-style-name="Fuentedepárrafopredeter." style:family="text">
      <style:text-properties style:font-name="JetBrains Mono" fo:color="#CC7832" fo:font-size="10pt" style:font-size-asian="10pt"/>
    </style:style>
    <style:style style:name="T242" style:parent-style-name="Fuentedepárrafopredeter." style:family="text">
      <style:text-properties style:font-name="JetBrains Mono" fo:color="#CC7832" fo:font-size="10pt" style:font-size-asian="10pt"/>
    </style:style>
    <style:style style:name="T243" style:parent-style-name="Fuentedepárrafopredeter." style:family="text">
      <style:text-properties style:font-name="JetBrains Mono" fo:color="#9876AA" fo:font-size="10pt" style:font-size-asian="10pt"/>
    </style:style>
    <style:style style:name="T244" style:parent-style-name="Fuentedepárrafopredeter." style:family="text">
      <style:text-properties style:font-name="JetBrains Mono" fo:color="#A9B7C6" fo:font-size="10pt" style:font-size-asian="10pt"/>
    </style:style>
    <style:style style:name="T245" style:parent-style-name="Fuentedepárrafopredeter." style:family="text">
      <style:text-properties style:font-name="JetBrains Mono" fo:color="#6A8759" fo:font-size="10pt" style:font-size-asian="10pt"/>
    </style:style>
    <style:style style:name="T246" style:parent-style-name="Fuentedepárrafopredeter." style:family="text">
      <style:text-properties style:font-name="JetBrains Mono" fo:color="#CC7832" fo:font-size="10pt" style:font-size-asian="10pt"/>
    </style:style>
    <style:style style:name="T247" style:parent-style-name="Fuentedepárrafopredeter." style:family="text">
      <style:text-properties style:font-name="JetBrains Mono" fo:color="#CC7832" fo:font-size="10pt" style:font-size-asian="10pt"/>
    </style:style>
    <style:style style:name="T248" style:parent-style-name="Fuentedepárrafopredeter." style:family="text">
      <style:text-properties style:font-name="JetBrains Mono" fo:color="#9876AA" fo:font-size="10pt" style:font-size-asian="10pt"/>
    </style:style>
    <style:style style:name="T249" style:parent-style-name="Fuentedepárrafopredeter." style:family="text">
      <style:text-properties style:font-name="JetBrains Mono" fo:color="#A9B7C6" fo:font-size="10pt" style:font-size-asian="10pt"/>
    </style:style>
    <style:style style:name="T250" style:parent-style-name="Fuentedepárrafopredeter." style:family="text">
      <style:text-properties style:font-name="JetBrains Mono" fo:color="#6897BB" fo:font-size="10pt" style:font-size-asian="10pt"/>
    </style:style>
    <style:style style:name="T251" style:parent-style-name="Fuentedepárrafopredeter." style:family="text">
      <style:text-properties style:font-name="JetBrains Mono" fo:color="#CC7832" fo:font-size="10pt" style:font-size-asian="10pt"/>
    </style:style>
    <style:style style:name="T252" style:parent-style-name="Fuentedepárrafopredeter." style:family="text">
      <style:text-properties style:font-name="JetBrains Mono" fo:color="#9876AA" fo:font-size="10pt" style:font-size-asian="10pt"/>
    </style:style>
    <style:style style:name="T253" style:parent-style-name="Fuentedepárrafopredeter." style:family="text">
      <style:text-properties style:font-name="JetBrains Mono" fo:color="#A9B7C6" fo:font-size="10pt" style:font-size-asian="10pt"/>
    </style:style>
    <style:style style:name="T254" style:parent-style-name="Fuentedepárrafopredeter." style:family="text">
      <style:text-properties style:font-name="JetBrains Mono" fo:color="#6A8759" fo:font-size="10pt" style:font-size-asian="10pt"/>
    </style:style>
    <style:style style:name="P255" style:parent-style-name="Standard" style:family="paragraph">
      <style:text-properties fo:font-weight="bold" style:font-weight-asian="bold" style:font-weight-complex="bold"/>
    </style:style>
    <style:style style:name="P256" style:parent-style-name="Standard" style:family="paragraph">
      <style:text-properties fo:font-weight="bold" style:font-weight-asian="bold" style:font-weight-complex="bold"/>
    </style:style>
    <style:style style:name="P257" style:parent-style-name="Standard" style:family="paragraph">
      <style:paragraph-properties fo:break-before="page"/>
      <style:text-properties fo:font-weight="bold" style:font-weight-asian="bold" style:font-weight-complex="bold"/>
    </style:style>
    <style:style style:name="P258" style:parent-style-name="Standard" style:family="paragraph">
      <style:text-properties fo:font-weight="bold" style:font-weight-asian="bold" style:font-weight-complex="bold"/>
    </style:style>
    <style:style style:name="T259" style:parent-style-name="Fuentedepárrafopredeter." style:family="text">
      <style:text-properties fo:font-weight="bold" style:font-weight-asian="bold" style:font-weight-complex="bold"/>
    </style:style>
    <style:style style:name="T260" style:parent-style-name="Fuentedepárrafopredeter." style:family="text">
      <style:text-properties fo:font-weight="bold" style:font-weight-asian="bold" style:font-weight-complex="bold"/>
    </style:style>
    <style:style style:name="T261" style:parent-style-name="Fuentedepárrafopredeter." style:family="text">
      <style:text-properties fo:font-weight="bold" style:font-weight-asian="bold" style:font-weight-complex="bold"/>
    </style:style>
    <style:style style:name="T262" style:parent-style-name="Fuentedepárrafopredeter." style:family="text">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T264" style:parent-style-name="Fuentedepárrafopredeter." style:family="text">
      <style:text-properties style:font-name="JetBrains Mono" style:font-weight-complex="bold" fo:color="#CC7832" fo:font-size="10pt" style:font-size-asian="10pt"/>
    </style:style>
    <style:style style:name="T265" style:parent-style-name="Fuentedepárrafopredeter." style:family="text">
      <style:text-properties style:font-name="JetBrains Mono" style:font-weight-complex="bold" fo:color="#A9B7C6" fo:font-size="10pt" style:font-size-asian="10pt"/>
    </style:style>
    <style:style style:name="T266" style:parent-style-name="Fuentedepárrafopredeter." style:family="text">
      <style:text-properties fo:font-weight="bold" style:font-weight-asian="bold" style:font-weight-complex="bold"/>
    </style:style>
    <style:style style:name="T267" style:parent-style-name="Fuentedepárrafopredeter." style:family="text">
      <style:text-properties style:font-name="JetBrains Mono" style:font-weight-complex="bold" fo:color="#CC7832" fo:font-size="10pt" style:font-size-asian="10pt"/>
    </style:style>
    <style:style style:name="T268" style:parent-style-name="Fuentedepárrafopredeter." style:family="text">
      <style:text-properties style:font-name="JetBrains Mono" style:font-weight-complex="bold" fo:color="#A9B7C6" fo:font-size="10pt" style:font-size-asian="10pt"/>
    </style:style>
    <style:style style:name="T269" style:parent-style-name="Fuentedepárrafopredeter." style:family="text">
      <style:text-properties fo:font-weight="bold" style:font-weight-asian="bold" style:font-weight-complex="bold"/>
    </style:style>
    <style:style style:name="T270" style:parent-style-name="Fuentedepárrafopredeter." style:family="text">
      <style:text-properties style:font-name="JetBrains Mono" style:font-weight-complex="bold" fo:color="#CC7832" fo:font-size="10pt" style:font-size-asian="10pt"/>
    </style:style>
    <style:style style:name="T271" style:parent-style-name="Fuentedepárrafopredeter." style:family="text">
      <style:text-properties style:font-name="JetBrains Mono" style:font-weight-complex="bold" fo:color="#A9B7C6" fo:font-size="10pt" style:font-size-asian="10pt"/>
    </style:style>
    <style:style style:name="T272" style:parent-style-name="Fuentedepárrafopredeter." style:family="text">
      <style:text-properties style:font-name="JetBrains Mono" style:font-weight-complex="bold" fo:color="#9876AA" fo:font-size="10pt" style:font-size-asian="10pt"/>
    </style:style>
    <style:style style:name="T273" style:parent-style-name="Fuentedepárrafopredeter." style:family="text">
      <style:text-properties style:font-name="JetBrains Mono" style:font-weight-complex="bold" fo:color="#A9B7C6" fo:font-size="10pt" style:font-size-asian="10pt"/>
    </style:style>
    <style:style style:name="T274" style:parent-style-name="Fuentedepárrafopredeter." style:family="text">
      <style:text-properties style:font-name="JetBrains Mono" style:font-weight-complex="bold" fo:color="#6A8759" fo:font-size="10pt" style:font-size-asian="10pt"/>
    </style:style>
    <style:style style:name="T275" style:parent-style-name="Fuentedepárrafopredeter." style:family="text">
      <style:text-properties style:font-name="JetBrains Mono" style:font-weight-complex="bold" fo:color="#A9B7C6" fo:font-size="10pt" style:font-size-asian="10pt"/>
    </style:style>
    <style:style style:name="T276" style:parent-style-name="Fuentedepárrafopredeter." style:family="text">
      <style:text-properties fo:font-weight="bold" style:font-weight-asian="bold" style:font-weight-complex="bold"/>
    </style:style>
    <style:style style:name="T277" style:parent-style-name="Fuentedepárrafopredeter." style:family="text">
      <style:text-properties style:font-name="JetBrains Mono" style:font-weight-complex="bold" fo:color="#A9B7C6" fo:font-size="10pt" style:font-size-asian="10pt"/>
    </style:style>
    <style:style style:name="T278" style:parent-style-name="Fuentedepárrafopredeter." style:family="text">
      <style:text-properties style:font-name="JetBrains Mono" style:font-weight-complex="bold" fo:color="#CC7832" fo:font-size="10pt" style:font-size-asian="10pt"/>
    </style:style>
    <style:style style:name="T279" style:parent-style-name="Fuentedepárrafopredeter." style:family="text">
      <style:text-properties style:font-name="JetBrains Mono" style:font-weight-complex="bold" fo:color="#A9B7C6" fo:font-size="10pt" style:font-size-asian="10pt"/>
    </style:style>
    <style:style style:name="T280" style:parent-style-name="Fuentedepárrafopredeter." style:family="text">
      <style:text-properties style:font-name="JetBrains Mono" style:font-weight-complex="bold" fo:color="#9876AA" fo:font-size="10pt" style:font-size-asian="10pt"/>
    </style:style>
    <style:style style:name="T281" style:parent-style-name="Fuentedepárrafopredeter." style:family="text">
      <style:text-properties style:font-name="JetBrains Mono" style:font-weight-complex="bold" fo:color="#A9B7C6" fo:font-size="10pt" style:font-size-asian="10pt"/>
    </style:style>
    <style:style style:name="T282" style:parent-style-name="Fuentedepárrafopredeter." style:family="text">
      <style:text-properties fo:font-weight="bold" style:font-weight-asian="bold" style:font-weight-complex="bold"/>
    </style:style>
    <style:style style:name="T283" style:parent-style-name="Fuentedepárrafopredeter." style:family="text">
      <style:text-properties style:font-name="JetBrains Mono" style:font-weight-complex="bold" fo:color="#A9B7C6" fo:font-size="10pt" style:font-size-asian="10pt"/>
    </style:style>
    <style:style style:name="T284" style:parent-style-name="Fuentedepárrafopredeter." style:family="text">
      <style:text-properties style:font-name="JetBrains Mono" style:font-weight-complex="bold" fo:color="#CC7832" fo:font-size="10pt" style:font-size-asian="10pt"/>
    </style:style>
    <style:style style:name="T285" style:parent-style-name="Fuentedepárrafopredeter." style:family="text">
      <style:text-properties style:font-name="JetBrains Mono" style:font-weight-complex="bold" fo:color="#FFC66D" fo:font-size="10pt" style:font-size-asian="10pt"/>
    </style:style>
    <style:style style:name="T286" style:parent-style-name="Fuentedepárrafopredeter." style:family="text">
      <style:text-properties style:font-name="JetBrains Mono" style:font-weight-complex="bold" fo:color="#A9B7C6" fo:font-size="10pt" style:font-size-asian="10pt"/>
    </style:style>
    <style:style style:name="T287" style:parent-style-name="Fuentedepárrafopredeter." style:family="text">
      <style:text-properties style:font-name="JetBrains Mono" style:font-weight-complex="bold" fo:color="#9876AA" fo:font-size="10pt" style:font-size-asian="10pt"/>
    </style:style>
    <style:style style:name="T288" style:parent-style-name="Fuentedepárrafopredeter." style:family="text">
      <style:text-properties style:font-name="JetBrains Mono" style:font-weight-complex="bold" fo:color="#A9B7C6" fo:font-size="10pt" style:font-size-asian="10pt"/>
    </style:style>
    <style:style style:name="T289" style:parent-style-name="Fuentedepárrafopredeter." style:family="text">
      <style:text-properties style:font-name="JetBrains Mono" style:font-weight-complex="bold" fo:color="#6897BB" fo:font-size="10pt" style:font-size-asian="10pt"/>
    </style:style>
    <style:style style:name="T290" style:parent-style-name="Fuentedepárrafopredeter." style:family="text">
      <style:text-properties fo:font-weight="bold" style:font-weight-asian="bold" style:font-weight-complex="bold"/>
    </style:style>
    <style:style style:name="T291" style:parent-style-name="Fuentedepárrafopredeter." style:family="text">
      <style:text-properties style:font-name="JetBrains Mono" style:font-weight-complex="bold" fo:color="#6897BB" fo:font-size="10pt" style:font-size-asian="10pt"/>
    </style:style>
    <style:style style:name="T292" style:parent-style-name="Fuentedepárrafopredeter." style:family="text">
      <style:text-properties style:font-name="JetBrains Mono" style:font-weight-complex="bold" fo:color="#CC7832" fo:font-size="10pt" style:font-size-asian="10pt"/>
    </style:style>
    <style:style style:name="T293" style:parent-style-name="Fuentedepárrafopredeter." style:family="text">
      <style:text-properties style:font-name="JetBrains Mono" style:font-weight-complex="bold" fo:color="#A9B7C6" fo:font-size="10pt" style:font-size-asian="10pt"/>
    </style:style>
    <style:style style:name="T294" style:parent-style-name="Fuentedepárrafopredeter." style:family="text">
      <style:text-properties fo:font-weight="bold" style:font-weight-asian="bold" style:font-weight-complex="bold"/>
    </style:style>
    <style:style style:name="T295" style:parent-style-name="Fuentedepárrafopredeter." style:family="text">
      <style:text-properties style:font-name="JetBrains Mono" style:font-weight-complex="bold" fo:color="#A9B7C6" fo:font-size="10pt" style:font-size-asian="10pt"/>
    </style:style>
    <style:style style:name="P296" style:parent-style-name="Standard" style:family="paragraph">
      <style:text-properties fo:font-weight="bold" style:font-weight-asian="bold" style:font-weight-complex="bold"/>
    </style:style>
    <style:style style:name="T297" style:parent-style-name="Fuentedepárrafopredeter." style:family="text">
      <style:text-properties fo:font-weight="bold" style:font-weight-asian="bold" style:font-weight-complex="bold"/>
    </style:style>
    <style:style style:name="T298" style:parent-style-name="Fuentedepárrafopredeter." style:family="text">
      <style:text-properties fo:font-weight="bold" style:font-weight-asian="bold" style:font-weight-complex="bold"/>
    </style:style>
    <style:style style:name="P299" style:parent-style-name="Standard" style:family="paragraph">
      <style:text-properties fo:font-weight="bold" style:font-weight-asian="bold" style:font-weight-complex="bold"/>
    </style:style>
    <style:style style:name="P300" style:parent-style-name="Standard" style:family="paragraph">
      <style:paragraph-properties fo:break-before="page"/>
      <style:text-properties fo:font-weight="bold" style:font-weight-asian="bold" style:font-weight-complex="bold"/>
    </style:style>
    <style:style style:name="P301" style:parent-style-name="Standard" style:family="paragraph">
      <style:text-properties fo:font-weight="bold" style:font-weight-asian="bold" style:font-weight-complex="bold"/>
    </style:style>
    <style:style style:name="P302" style:parent-style-name="Standard" style:family="paragraph">
      <style:text-properties fo:font-weight="bold" style:font-weight-asian="bold" style:font-weight-complex="bold"/>
    </style:style>
    <style:style style:name="P303" style:parent-style-name="Standard" style:family="paragraph">
      <style:text-properties fo:font-weight="bold" style:font-weight-asian="bold" style:font-weight-complex="bold"/>
    </style:style>
    <style:style style:name="P304" style:parent-style-name="Standard" style:family="paragraph">
      <style:text-properties fo:font-weight="bold" style:font-weight-asian="bold" style:font-weight-complex="bold"/>
    </style:style>
    <style:style style:name="P305" style:parent-style-name="Standard" style:family="paragraph">
      <style:text-properties fo:font-weight="bold" style:font-weight-asian="bold" style:font-weight-complex="bold"/>
    </style:style>
    <style:style style:name="P306" style:parent-style-name="Standard" style:family="paragraph">
      <style:text-properties fo:font-weight="bold" style:font-weight-asian="bold" style:font-weight-complex="bold"/>
    </style:style>
    <style:style style:name="P307" style:parent-style-name="Standard" style:family="paragraph">
      <style:text-properties fo:font-weight="bold" style:font-weight-asian="bold" style:font-weight-complex="bold"/>
    </style:style>
    <style:style style:name="P308" style:parent-style-name="Standard" style:family="paragraph">
      <style:text-properties fo:font-weight="bold" style:font-weight-asian="bold" style:font-weight-complex="bold"/>
    </style:style>
    <style:style style:name="P309" style:parent-style-name="Standard" style:family="paragraph">
      <style:text-properties fo:font-weight="bold" style:font-weight-asian="bold" style:font-weight-complex="bold"/>
    </style:style>
    <style:style style:name="P310" style:parent-style-name="Standard" style:family="paragraph">
      <style:text-properties fo:font-weight="bold" style:font-weight-asian="bold" style:font-weight-complex="bold"/>
    </style:style>
    <style:style style:name="P311" style:parent-style-name="Standard" style:family="paragraph">
      <style:text-properties fo:font-weight="bold" style:font-weight-asian="bold" style:font-weight-complex="bold"/>
    </style:style>
    <style:style style:name="P312" style:parent-style-name="Standard" style:family="paragraph">
      <style:text-properties fo:font-weight="bold" style:font-weight-asian="bold" style:font-weight-complex="bold"/>
    </style:style>
    <style:style style:name="P313" style:parent-style-name="Standard" style:family="paragraph">
      <style:text-properties fo:font-weight="bold" style:font-weight-asian="bold" style:font-weight-complex="bold"/>
    </style:style>
    <style:style style:name="P314" style:parent-style-name="Standard" style:family="paragraph">
      <style:text-properties fo:font-weight="bold" style:font-weight-asian="bold" style:font-weight-complex="bold"/>
    </style:style>
    <style:style style:name="P315" style:parent-style-name="Standard" style:family="paragraph">
      <style:text-properties fo:font-weight="bold" style:font-weight-asian="bold" style:font-weight-complex="bold"/>
    </style:style>
    <style:style style:name="T316" style:parent-style-name="Fuentedepárrafopredeter." style:family="text">
      <style:text-properties fo:font-weight="bold" style:font-weight-asian="bold" style:font-weight-complex="bold"/>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Buscar a morgana</text:p>
      <text:p text:style-name="Standard"/>
      <text:p text:style-name="Standard">morgana te pone a prueba (cuantas clases diferentes hay)</text:p>
      <text:p text:style-name="Standard"/>
      <text:p text:style-name="Standard">morgana te lleva a kassadin</text:p>
      <text:p text:style-name="Standard"/>
      <text:p text:style-name="Standard">Kasadin<text:s/>te lleva a perkz</text:p>
      <text:p text:style-name="Standard"/>
      <text:p text:style-name="Standard">Perk te pide que le subas sus monedas <text:s/>para ayudarte</text:p>
      <text:p text:style-name="Standard"/>
      <text:p text:style-name="Standard">Perkz te lleva a Tyler1, o el campeon que sea</text:p>
      <text:p text:style-name="Standard"/>
      <text:p text:style-name="Standard">Tyler te pone a prueba , que le ayudes con su trabajo, (campeones &lt;&gt; 4 habilidades)</text:p>
      <text:p text:style-name="Standard"/>
      <text:p text:style-name="Standard">Tyler te lleva a Katarina</text:p>
      <text:p text:style-name="Standard"/>
      <text:p text:style-name="Standard">Katarina te confiesa que<text:s/>ha sido teemo</text:p>
      <text:p text:style-name="Standard"/>
      <text:p text:style-name="Standard">Teemo te dice el jugador</text:p>
      <text:p text:style-name="Standard"/>
      <text:p text:style-name="Standard"/>
      <text:soft-page-break/>
      <text:p text:style-name="P2">Eres un aventurero con el superpoder de saltar entre el mundo real y runeterra a tu antojo</text:p>
      <text:p text:style-name="Standard"/>
      <text:p text:style-name="Standard">1.</text:p>
      <text:p text:style-name="Standard">Tu primer paso, aconsejado por los ciudadanos de Piltover es buscar a la reina. Ella conoce a la perfeccion<text:s/>todos los campeones del juego y seguro que podrá ayudarte. Cuando empiezas a ver el enorme castillo de la reina te das cuenta que no te han dicho lo más importante… !El nombre de la Reina! Pero ya es demasiado tarde para volver, así que mientras te acercas<text:s/>al castillo intentas hacer memoria y recuerdas la siguiente conversación que tuviste con un aldeano antes de comenzar la aventura: “<text:span text:style-name="T3">nuestro reina, es una de las magas originales que existe en el juego y la eficiencia de sus habilidades es mayor de 1.9”</text:span></text:p>
      <text:p text:style-name="Standard"/>
      <text:p text:style-name="Standard"><text:span text:style-name="T4">C</text:span><text:span text:style-name="T5">onsulta 1: Muesrta el nombre y clase del campeon junto con la eficiencia de sus habilidades de los campeones que tengan de clase ‘mago’, su fecha de lanzamiento sea la mas antigua de la tabla y su eficiencia de habilidades sea mayor a 2</text:span></text:p>
      <text:p text:style-name="Standard"/>
      <text:p text:style-name="Standard"><text:span text:style-name="T6">SELECT<text:s/></text:span><text:span text:style-name="T7">Campeon.</text:span><text:span text:style-name="T8">nom</text:span><text:span text:style-name="T9">bre</text:span><text:span text:style-name="T10">,</text:span><text:line-break/><text:span text:style-name="T11"><text:s text:c="7"/></text:span><text:span text:style-name="T12">Campeon.</text:span><text:span text:style-name="T13">clase</text:span><text:span text:style-name="T14">,</text:span><text:line-break/><text:span text:style-name="T15"><text:s text:c="7"/></text:span><text:span text:style-name="T16">SUM</text:span><text:span text:style-name="T17">(Habilidad.</text:span><text:span text:style-name="T18">puntosEnergia</text:span><text:span text:style-name="T19">) /<text:s/></text:span><text:span text:style-name="T20">SUM</text:span><text:span text:style-name="T21">(Habilidad.</text:span><text:span text:style-name="T22">enfriamiento</text:span><text:span text:style-name="T23">) eficiencia_habilidades</text:span><text:line-break/><text:span text:style-name="T24">FROM<text:s/></text:span><text:span text:style-name="T25">Campeon</text:span><text:line-break/><text:span text:style-name="T26"><text:s text:c="9"/></text:span><text:span text:style-name="T27">JOIN<text:s/></text:span><text:span text:style-name="T28">Habilidad<text:s/></text:span><text:span text:style-name="T29">ON<text:s/></text:span><text:span text:style-name="T30">Campeon.</text:span><text:span text:style-name="T31">id<text:s/></text:span><text:span text:style-name="T32">= Habilidad.</text:span><text:span text:style-name="T33">campeon</text:span><text:line-break/><text:span text:style-name="T34">WHERE<text:s/></text:span><text:span text:style-name="T35">fechaLanzamiento<text:s/></text:span><text:span text:style-name="T36">= (</text:span><text:line-break/><text:span text:style-name="T37"><text:s text:c="4"/></text:span><text:span text:style-name="T38">SELECT<text:s/></text:span><text:span text:style-name="T39">MIN</text:span><text:span text:style-name="T40">(</text:span><text:span text:style-name="T41">fechaLanzamiento</text:span><text:span text:style-name="T42">)</text:span><text:line-break/><text:span text:style-name="T43"><text:s text:c="4"/></text:span><text:span text:style-name="T44">FROM<text:s/></text:span><text:span text:style-name="T45">Campeon</text:span><text:line-break/><text:span text:style-name="T46">)</text:span><text:line-break/><text:span text:style-name="T47"><text:s text:c="2"/></text:span><text:span text:style-name="T48">AND<text:s/></text:span><text:span text:style-name="T49">clase<text:s/></text:span><text:span text:style-name="T50">=<text:s/></text:span><text:span text:style-name="T51">'mago'</text:span><text:line-break/><text:span text:style-name="T52">GROUP BY<text:s/></text:span><text:span text:style-name="T53">Campeon.</text:span><text:span text:style-name="T54">nombre</text:span><text:line-break/><text:span text:style-name="T55">HAVING<text:s/></text:span><text:span text:style-name="T56">eficiencia_habilidades &gt; 2.0</text:span></text:p>
      <text:p text:style-name="Standard"/>
      <text:p text:style-name="Standard"/>
      <text:p text:style-name="Standard"><draw:frame draw:z-index="251658240" draw:style-name="a0" draw:name="Image1" text:anchor-type="paragraph" svg:x="0in" svg:y="0in" svg:width="5.5937in" svg:height="0.51024in" style:rel-width="scale" style:rel-height="scale"><draw:image xlink:href="media/image1.png" xlink:type="simple" xlink:show="embed" xlink:actuate="onLoad"/><svg:title/><svg:desc/></draw:frame></text:p>
      <text:soft-page-break/>
      <text:p text:style-name="P57"><text:span text:style-name="T58">2.</text:span></text:p>
      <text:p text:style-name="Standard"><text:span text:style-name="T59">Eso es la reina de Piltover es Morgana, aligeras el paso para llegar al castillo lo antes posible. Una vez llegas al</text:span><text:span text:style-name="T60"><text:s/>castillo te paras en frente de dos guardias custiodiando la puerta de entrada. Les expicas que necesitas ver a la Reina Morgana para averiguar quien ha robado el Hextecht, pero los guardias no te lo ponen fácil.</text:span></text:p>
      <text:p text:style-name="Standard"><text:span text:style-name="T61">No podemos dejar pasar a <text:s/>cualquiera, neces</text:span><text:span text:style-name="T62">itamos comprobar que realmente tus intenciones son buenas. Si consigues resolver este puzzle te dejaremos pasar, de lo contrario te arrestaremos por conspirar contra la reina.</text:span></text:p>
      <text:p text:style-name="Standard"><text:span text:style-name="T63">Pese al riesgo que supone aceptas, no tienes tiempo que perder y recpurar el hex</text:span><text:span text:style-name="T64">techt es lo mas importante ahora mismo.</text:span></text:p>
      <text:p text:style-name="Standard"><text:span text:style-name="T65">Miras fijamente al guardia mientras te dice el problema. “Quiero saber el numero de jugadores que tienen al menos un campeon can mas de nueve millones y medio de puntos de maestria. Ah, y dime tambien la cantidad med</text:span><text:span text:style-name="T66">ia de monedas que tienen”</text:span></text:p>
      <text:p text:style-name="Standard"/>
      <text:p text:style-name="Standard"><text:span text:style-name="T67">Consulta 2: Muestra la cantidad de jugadores diferentes y la media de monedas que tienen al menos un campeon con mas de 9.500.00 puntos de maestria</text:span></text:p>
      <text:p text:style-name="Standard"/>
      <text:p text:style-name="Standard"/>
      <text:p text:style-name="Standard"><text:span text:style-name="T68">SELECT<text:s/></text:span><text:span text:style-name="T69">COUNT</text:span><text:span text:style-name="T70">(</text:span><text:span text:style-name="T71">DISTINCT<text:s/></text:span><text:span text:style-name="T72">Tienen.</text:span><text:span text:style-name="T73">jugador</text:span><text:span text:style-name="T74">) cuenta_jugadores</text:span><text:span text:style-name="T75">,<text:s/></text:span><text:span text:style-name="T76">AVG</text:span><text:span text:style-name="T77">(Jugador.</text:span><text:span text:style-name="T78">monedas</text:span><text:span text:style-name="T79">) me</text:span><text:span text:style-name="T80">dia_monedas</text:span><text:span text:style-name="T81"><text:line-break/></text:span><text:span text:style-name="T82">FROM<text:s/></text:span><text:span text:style-name="T83">Tienen</text:span><text:span text:style-name="T84"><text:line-break/></text:span><text:span text:style-name="T85"><text:s text:c="9"/></text:span><text:span text:style-name="T86">JOIN<text:s/></text:span><text:span text:style-name="T87">Jugador<text:s/></text:span><text:span text:style-name="T88">ON<text:s/></text:span><text:span text:style-name="T89">Tienen.</text:span><text:span text:style-name="T90">jugador<text:s/></text:span><text:span text:style-name="T91">= Jugador.</text:span><text:span text:style-name="T92">id</text:span><text:span text:style-name="T93"><text:line-break/></text:span><text:span text:style-name="T94">WHERE<text:s/></text:span><text:span text:style-name="T95">puntosMaestria<text:s/></text:span><text:span text:style-name="T96">&gt;<text:s/></text:span><text:span text:style-name="T97">9500000</text:span></text:p>
      <text:p text:style-name="Standard"/>
      <text:p text:style-name="Standard"/>
      <text:p text:style-name="Standard"><draw:frame draw:z-index="251659264" draw:style-name="a1" draw:name="Image2" text:anchor-type="paragraph" svg:x="0in" svg:y="0in" svg:width="4.5311in" svg:height="0.5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P98"/>
      <text:p text:style-name="P99">3.</text:p>
      <text:p text:style-name="P100">Los guardias quedan impresionados ante tu gran conocimiento sobre el juego, te abren la puerta de la fortaleza y te dan ánimos para la<text:s/>aventura.</text:p>
      <text:p text:style-name="P101">En la recepcion del palacio te esta esperando ni mas ni menos que la Reina Morgana, sus siervos le han informado que estas buscando al culpable del robo del Hextecht y ha decidido no hacerte esperar mas.</text:p>
      <text:p text:style-name="P102">Hablais durante un breve momento sobre todo lo sucedido y te dice que hay un sospechoso que se encontraba en la escena del crimen en el momento del robo. Te ruega que vayas a investigarle, no sabe su nombre pero te da una nota con la informacion que le han pasado sus espias.</text:p>
      <text:p text:style-name="P103">La nota dice asi: “En<text:s/>el momento del robo hubo una gran explosión de energía, quién lo hiciera tuvo que utilizar mas de 500 puntos de energia al mismo tiempo. Un robo como este lo puede hacer un asesesino…”</text:p>
      <text:p text:style-name="P104"/>
      <text:p text:style-name="Standard">Consulta 3: Muestra<text:s/><text:span text:style-name="T105">los</text:span><text:s/>campeones que sean asesinos y cuya suma de sus<text:s/>habilidades sea mayor a <text:s/>500 puntos de energia</text:p>
      <text:p text:style-name="P106"/>
      <text:p text:style-name="Standard"><text:span text:style-name="T107">SELECT<text:s/></text:span><text:span text:style-name="T108">Campeon.</text:span><text:span text:style-name="T109">nombre</text:span><text:span text:style-name="T110">,<text:s/></text:span><text:span text:style-name="T111">Campeon.</text:span><text:span text:style-name="T112">clase</text:span><text:span text:style-name="T113">,<text:s/></text:span><text:span text:style-name="T114">SUM</text:span><text:span text:style-name="T115">(Abilidad.</text:span><text:span text:style-name="T116">puntosEnergia</text:span><text:span text:style-name="T117">) suma_energia</text:span><text:span text:style-name="T118"><text:line-break/></text:span><text:span text:style-name="T119">FROM<text:s/></text:span><text:span text:style-name="T120">Campeon</text:span><text:span text:style-name="T121"><text:line-break/></text:span><text:span text:style-name="T122"><text:s text:c="9"/></text:span><text:span text:style-name="T123">JOIN<text:s/></text:span><text:span text:style-name="T124">Abilidad<text:s/></text:span><text:span text:style-name="T125">ON<text:s/></text:span><text:span text:style-name="T126">Campeon.</text:span><text:span text:style-name="T127">id<text:s/></text:span><text:span text:style-name="T128">= Abilidad.</text:span><text:span text:style-name="T129">campeon</text:span><text:span text:style-name="T130"><text:line-break/></text:span><text:span text:style-name="T131">WHERE<text:s/></text:span><text:span text:style-name="T132">Campeon.</text:span><text:span text:style-name="T133">clase<text:s/></text:span><text:span text:style-name="T134">=<text:s/></text:span><text:span text:style-name="T135">'asesino'</text:span><text:span text:style-name="T136"><text:line-break/></text:span><text:span text:style-name="T137">GROUP BY<text:s/></text:span><text:span text:style-name="T138">Campeon.</text:span><text:span text:style-name="T139">nombre</text:span><text:span text:style-name="T140"><text:line-break/></text:span><text:span text:style-name="T141">HAVING<text:s/></text:span><text:span text:style-name="T142">suma_energia &gt;<text:s/></text:span><text:span text:style-name="T143">500</text:span></text:p>
      <text:p text:style-name="P144"/>
      <text:p text:style-name="Standard"><text:span text:style-name="T145"><draw:frame draw:z-index="2" draw:style-name="a2" draw:name="Image9" text:anchor-type="paragraph" svg:x="1.04449in" svg:y="0.0874in" svg:width="4.60433in" svg:height="0.52087in" style:rel-width="scale" style:rel-height="scale"><draw:image xlink:href="media/image3.png" xlink:type="simple" xlink:show="embed" xlink:actuate="onLoad"/><svg:title/><svg:desc/></draw:frame></text:span></text:p>
      <text:p text:style-name="P146"/>
      <text:p text:style-name="P147"/>
      <text:soft-page-break/>
      <text:p text:style-name="P148">4.</text:p>
      <text:p text:style-name="Standard"><text:span text:style-name="T149">Viajas hasta el Vacío y buscas por cada rincón hasta dar con Kassadin. Finalmente lo encunetras escondido en un rufigio de los suburbios de la ciudad y hablas con el.</text:span></text:p>
      <text:p text:style-name="Standard"><text:span text:style-name="T150">- Kassadin: Ahora todo el mundo me esta buscando</text:span><text:span text:style-name="T151">, hasta hay un precio por mi cabeza, todos me incriminan pero no tienen pruebas solo desconfían de mí por ser del vacío, pero !No he sido yo!</text:span></text:p>
      <text:p text:style-name="Standard"><text:span text:style-name="T152">Le pides que colabore contigo, pero se niega, vuevles a insistir</text:span></text:p>
      <text:p text:style-name="Standard"><text:span text:style-name="T153">Sí estaba en la escena del crimern, pero simpleme</text:span><text:span text:style-name="T154">nte estaba intentando ganar oro de forma honrada y de repente <text:s/>hubo una gran explosión cuando me gire para ver lo que pasaba tan solo pude ver a un campeon saltando fuera de la escena del crimen y vi caer al suelo un pedazo de camiseta con la letra ‘E’, se</text:span><text:span text:style-name="T155">guro que es la inicial de su nombre.</text:span></text:p>
      <text:p text:style-name="Standard"/>
      <text:p text:style-name="Standard"><text:span text:style-name="T156">Consulta 4: Muestra el nombre del campeon, nombre de la habilidad, nombre del jugador y cantidad puntos de maestria de los jugadores que tengan la mayor cantidad de puntos de maestria con campeones cuyo nombre empieze</text:span><text:span text:style-name="T157"><text:s/>por la letra ‘E’ y <text:s/>que utilicen una habilidad cuyo nombre contenga ‘salt’. Ordenandolo de mayor a menor por los puntos de maestria maxim</text:span></text:p>
      <text:p text:style-name="Standard"/>
      <text:p text:style-name="Standard"><text:bookmark-start text:name="__DdeLink__1277_277907336"/><text:bookmark-start text:name="__DdeLink__1280_277907336"/><text:span text:style-name="T158">SELECT<text:s/></text:span><text:span text:style-name="T159">Campeon.</text:span><text:span text:style-name="T160">nombre</text:span><text:span text:style-name="T161">,<text:s/></text:span><text:span text:style-name="T162">Habilidad.</text:span><text:span text:style-name="T163">nombre</text:span><text:span text:style-name="T164">,<text:s/></text:span><text:span text:style-name="T165">Jugador.</text:span><text:span text:style-name="T166">nombre</text:span><text:span text:style-name="T167">,<text:s/></text:span><text:span text:style-name="T168">MAX</text:span><text:span text:style-name="T169">(Tienen.</text:span><text:span text:style-name="T170">puntosMaestria</text:span><text:span text:style-name="T171">) maximo_puntos</text:span><text:span text:style-name="T172"><text:line-break/></text:span><text:span text:style-name="T173">FROM<text:s/></text:span><text:span text:style-name="T174">Campeon</text:span><text:span text:style-name="T175"><text:line-break/></text:span><text:span text:style-name="T176"><text:s text:c="5"/></text:span><text:span text:style-name="T177"><text:s text:c="4"/></text:span><text:span text:style-name="T178">JOIN<text:s/></text:span><text:span text:style-name="T179">Habilidad<text:s/></text:span><text:span text:style-name="T180">ON<text:s/></text:span><text:span text:style-name="T181">Campeon.</text:span><text:span text:style-name="T182">id<text:s/></text:span><text:span text:style-name="T183">= Habilidad.</text:span><text:span text:style-name="T184">campeon</text:span><text:span text:style-name="T185"><text:line-break/></text:span><text:span text:style-name="T186"><text:s text:c="9"/></text:span><text:span text:style-name="T187">JOIN<text:s/></text:span><text:span text:style-name="T188">Tienen<text:s/></text:span><text:span text:style-name="T189">ON<text:s/></text:span><text:span text:style-name="T190">Campeon.</text:span><text:span text:style-name="T191">id<text:s/></text:span><text:span text:style-name="T192">= Tienen.</text:span><text:span text:style-name="T193">campeon</text:span><text:span text:style-name="T194"><text:line-break/></text:span><text:span text:style-name="T195"><text:s text:c="9"/></text:span><text:span text:style-name="T196">JOIN<text:s/></text:span><text:span text:style-name="T197">Jugador<text:s/></text:span><text:span text:style-name="T198">ON<text:s/></text:span><text:span text:style-name="T199">Tienen.</text:span><text:span text:style-name="T200">jugador<text:s/></text:span><text:span text:style-name="T201">= Jugador.</text:span><text:span text:style-name="T202">id</text:span><text:span text:style-name="T203"><text:line-break/></text:span><text:span text:style-name="T204">WHERE<text:s/></text:span><text:span text:style-name="T205">Habilidad.</text:span><text:span text:style-name="T206">nombre<text:s/></text:span><text:span text:style-name="T207">LIKE<text:s/></text:span><text:span text:style-name="T208">'%salt%'</text:span><text:span text:style-name="T209"><text:line-break/></text:span><text:span text:style-name="T210"><text:s text:c="2"/></text:span><text:span text:style-name="T211">AND<text:s/></text:span><text:span text:style-name="T212">Campeon.</text:span><text:span text:style-name="T213">nombre<text:s/></text:span><text:span text:style-name="T214">LIKE<text:s/></text:span><text:span text:style-name="T215">'e%'</text:span><text:span text:style-name="T216"><text:line-break/></text:span><text:span text:style-name="T217">GROUP BY<text:s/></text:span><text:span text:style-name="T218">Campeon.</text:span><text:span text:style-name="T219">nombre</text:span><text:span text:style-name="T220"><text:line-break/></text:span><text:span text:style-name="T221">ORDER BY<text:s/></text:span><text:span text:style-name="T222">maximo_puntos<text:s/></text:span><text:span text:style-name="T223">DESC</text:span><text:bookmark-end text:name="__DdeLink__1277_277907336"/></text:p>
      <text:p text:style-name="Standard"><text:bookmark-end text:name="__DdeLink__1280_277907336"/></text:p>
      <text:p text:style-name="Standard"/>
      <text:p text:style-name="Standard"/>
      <text:p text:style-name="Standard"/>
      <text:p text:style-name="Standard"/>
      <text:soft-page-break/>
      <text:p text:style-name="P224">5.</text:p>
      <text:p text:style-name="P225">Encuentras dos<text:s/>campeones que encajan con la descripción que te ha dado Kassadin pero ambos apuntan al mismo jugador. Vuelves al mundo real para buscar a Perkz. Finalmente das con el y consigues interrogarle.</text:p>
      <text:p text:style-name="P226">- Perkz: Sí, yo tengo la información que estás buscando pero… porque te la iba a dar a ti ? Jaja. Vete por donde has venido a no ser que tengas algo que ofrecer</text:p>
      <text:p text:style-name="P227">Le dices a Perkz que tienes el poder de saltar entre munods tal y como lo desees así como el control de todo lo que pasa en el juego</text:p>
      <text:p text:style-name="P228">- Perkz: Así que tan poderoso eres no? Muy bien, entonces quiero veinte mil monedas mas en mi cuenta y subir de liga, quiero estar en la liga Maestro.</text:p>
      <text:p text:style-name="P229">Decides aceptar el chantaje ya que dejar la investigación no es una opción</text:p>
      <text:p text:style-name="P230"/>
      <text:p text:style-name="P231">Consulta 5:</text:p>
      <text:p text:style-name="P232">Actuliza la infromación de Perkz para anadirle 20.000 monedas a su cuenta y cambiando su liga a Maestro, eso sí, reiniciando sus puntos de liga a 0</text:p>
      <text:p text:style-name="Standard"/>
      <text:p text:style-name="Standard"><text:span text:style-name="T233">UPDATE<text:s/></text:span><text:span text:style-name="T234">Jugador</text:span><text:line-break/><text:span text:style-name="T235">SET<text:s/></text:span><text:span text:style-name="T236">monedas <text:s text:c="3"/></text:span><text:span text:style-name="T237">=<text:s/></text:span><text:span text:style-name="T238">monedas<text:s/></text:span><text:span text:style-name="T239">+<text:s/></text:span><text:span text:style-name="T240">20000</text:span><text:span text:style-name="T241">,</text:span><text:line-break/><text:span text:style-name="T242"><text:s text:c="4"/></text:span><text:span text:style-name="T243">liga <text:s text:c="6"/></text:span><text:span text:style-name="T244">=<text:s/></text:span><text:span text:style-name="T245">'Maestro'</text:span><text:span text:style-name="T246">,</text:span><text:line-break/><text:span text:style-name="T247"><text:s text:c="4"/></text:span><text:span text:style-name="T248">puntosLiga<text:s/></text:span><text:span text:style-name="T249">=<text:s/></text:span><text:span text:style-name="T250">0</text:span><text:line-break/><text:span text:style-name="T251">WHERE<text:s/></text:span><text:span text:style-name="T252">nombre<text:s/></text:span><text:span text:style-name="T253">=<text:s/></text:span><text:span text:style-name="T254">'Perkz'</text:span></text:p>
      <text:p text:style-name="P255"/>
      <text:p text:style-name="P256"/>
      <text:soft-page-break/>
      <text:p text:style-name="P257">6.</text:p>
      <text:p text:style-name="P258">Realizas las modificaciones tal y como te ha pedido Perkz, él cual te mira anodado ante tus poderes. Una vez terminas lo comprueba en su cuenta y empieza a saltar de la alegría y te<text:s/>dice.</text:p>
      <text:p text:style-name="Standard"><text:span text:style-name="T259">- Perkz : Si llego a saber que hubiera sido tan sencillo tan sencillo te hubiera pedido un millón de monedas en su lugar jaja. Bueno, ahora lo que te interesa. Conozco al jugador que buscas, él estaba en la escena del crimen y lo vió todo. Es tan as</text:span><text:span text:style-name="T260">querosamente rico que podría comprarse todos los campeones que existen en el juego 10 veces y aún así está en la misma el la misma liga que yo estaba hasta hace un momento…</text:span></text:p>
      <text:p text:style-name="Standard"/>
      <text:p text:style-name="Standard"><text:span text:style-name="T261">Consulta 6: Muestra a los jugadores que esten en la liga ‘Plata’ y tengan una cant</text:span><text:span text:style-name="T262">idad de monedas mayor a la suma del prcio de todos los campeones, multiplicado por 10</text:span></text:p>
      <text:p text:style-name="P263"/>
      <text:p text:style-name="Standard"><text:span text:style-name="T264">SELECT<text:s/></text:span><text:span text:style-name="T265">Jugador.*</text:span><text:span text:style-name="T266"><text:line-break/></text:span><text:span text:style-name="T267">FROM<text:s/></text:span><text:span text:style-name="T268">Jugador</text:span><text:span text:style-name="T269"><text:line-break/></text:span><text:span text:style-name="T270">WHERE<text:s/></text:span><text:span text:style-name="T271">(Jugador.</text:span><text:span text:style-name="T272">liga<text:s/></text:span><text:span text:style-name="T273">=<text:s/></text:span><text:span text:style-name="T274">'Plata'</text:span><text:span text:style-name="T275">)</text:span><text:span text:style-name="T276"><text:line-break/></text:span><text:span text:style-name="T277"><text:s text:c="2"/></text:span><text:span text:style-name="T278">AND<text:s/></text:span><text:span text:style-name="T279">Jugador.</text:span><text:span text:style-name="T280">monedas<text:s/></text:span><text:span text:style-name="T281">&gt; (</text:span><text:span text:style-name="T282"><text:line-break/></text:span><text:span text:style-name="T283"><text:s text:c="4"/></text:span><text:span text:style-name="T284">SELECT<text:s/></text:span><text:span text:style-name="T285">SUM</text:span><text:span text:style-name="T286">(Campeon.</text:span><text:span text:style-name="T287">precio</text:span><text:span text:style-name="T288">) *<text:s/></text:span><text:span text:style-name="T289">10</text:span><text:span text:style-name="T290"><text:line-break/></text:span><text:span text:style-name="T291"><text:s text:c="4"/></text:span><text:span text:style-name="T292">FROM<text:s/></text:span><text:span text:style-name="T293">Campeon</text:span><text:span text:style-name="T294"><text:line-break/></text:span><text:span text:style-name="T295">)</text:span></text:p>
      <text:p text:style-name="P296"/>
      <text:p text:style-name="Standard"><text:span text:style-name="T297"><draw:frame draw:z-index="3" draw:style-name="a3" draw:name="Image3" text:anchor-type="paragraph" svg:x="0.05472in" svg:y="0.18622in" svg:width="6.58346in" svg:height="0.51024in" style:rel-width="scale" style:rel-height="scale"><draw:image xlink:href="media/image4.png" xlink:type="simple" xlink:show="embed" xlink:actuate="onLoad"/><svg:title/><svg:desc/></draw:frame></text:span><text:span text:style-name="T298"><text:line-break/></text:span></text:p>
      <text:p text:style-name="P299"/>
      <text:soft-page-break/>
      <text:p text:style-name="P300">7. Vas en busqueda de Tyler1. Dice que lo ha visto todo pero que necesita que lo ayudes con un trabajo de clase acerca del juego y te pide lo suiguiente</text:p>
      <text:p text:style-name="P301"/>
      <text:p text:style-name="P302">Normalmente en los Campeones del lol tienen 4 habilidades, pero esto no siempre es asi. Muestra aquellos campeones que NO tengan 4 habilidades, incluso aquellos que todavia no tienen habilidades asignadas</text:p>
      <text:p text:style-name="P303"/>
      <text:p text:style-name="P304">8.</text:p>
      <text:p text:style-name="P305">Tyler se alegra y te da la siguiente la siguiente informacion. Yo estaba jugando con<text:s/>este personaje cuando ocurrio todo…</text:p>
      <text:p text:style-name="P306"/>
      <text:p text:style-name="P307">Muestra el campeon menos popular entre los jugadores (menor cantidad de jugadores que lo poseen) que haya sido lanzado los dos primeros años del juego (2009 y 2010)</text:p>
      <text:p text:style-name="P308"/>
      <text:p text:style-name="P309"/>
      <text:p text:style-name="P310"/>
      <text:p text:style-name="P311">9.</text:p>
      <text:p text:style-name="P312">Katarina te dice que sabe quien ha sido y te da<text:s/>indicaciones del personaje y quien lo juega</text:p>
      <text:p text:style-name="P313"/>
      <text:p text:style-name="P314"/>
      <text:p text:style-name="P315">10.</text:p>
      <text:p text:style-name="Standard"><text:span text:style-name="T316">El maestro con mas puntosde maestria con Teem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lian sanchez</dc:creator>
    <meta:creation-date>2022-02-28T08:28:00Z</meta:creation-date>
    <dc:date>2022-02-28T17:40:00Z</dc:date>
    <meta:template xlink:href="Normal.dotm" xlink:type="simple"/>
    <meta:editing-cycles>6</meta:editing-cycles>
    <meta:editing-duration>PT2520S</meta:editing-duration>
    <meta:document-statistic meta:page-count="8" meta:paragraph-count="16" meta:word-count="1300" meta:character-count="8436" meta:row-count="59" meta:non-whitespace-character-count="7152"/>
  </office:meta>
</office:document-meta>
</file>